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eorgia" svg:font-family="georgia, palati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georgia" fo:font-size="15pt" fo:font-weight="bold" officeooo:rsid="0004202b" officeooo:paragraph-rsid="0004202b" style:font-size-asian="15pt" style:font-weight-asian="bold" style:font-size-complex="15pt" style:font-weight-complex="bold"/>
    </style:style>
    <style:style style:name="P2" style:family="paragraph" style:parent-style-name="Standard">
      <style:text-properties style:font-name="georgia" fo:font-size="15pt" fo:font-weight="normal" officeooo:rsid="0004202b" officeooo:paragraph-rsid="0004202b" style:font-size-asian="15pt" style:font-weight-asian="normal" style:font-size-complex="15pt" style:font-weight-complex="normal"/>
    </style:style>
    <style:style style:name="P3" style:family="paragraph" style:parent-style-name="Standard">
      <style:text-properties style:font-name="georgia" fo:font-size="15pt" fo:font-weight="normal" officeooo:rsid="006f0786" officeooo:paragraph-rsid="006f0786" style:font-size-asian="15pt" style:font-weight-asian="normal" style:font-size-complex="15pt" style:font-weight-complex="normal"/>
    </style:style>
    <style:style style:name="P4" style:family="paragraph" style:parent-style-name="Standard">
      <style:text-properties style:font-name="georgia" fo:font-size="15pt" fo:font-weight="normal" officeooo:rsid="0059f998" officeooo:paragraph-rsid="0059f998" style:font-size-asian="15pt" style:font-weight-asian="normal" style:font-size-complex="15pt" style:font-weight-complex="normal"/>
    </style:style>
    <style:style style:name="P5" style:family="paragraph" style:parent-style-name="Standard">
      <style:text-properties style:font-name="georgia" fo:font-size="15pt" fo:font-style="normal" fo:font-weight="normal" officeooo:rsid="0039f864" officeooo:paragraph-rsid="0039f864" style:font-size-asian="15pt" style:font-style-asian="normal" style:font-weight-asian="normal" style:font-size-complex="15pt" style:font-style-complex="normal" style:font-weight-complex="normal"/>
    </style:style>
    <style:style style:name="P6" style:family="paragraph" style:parent-style-name="Standard">
      <style:text-properties style:font-name="georgia" fo:font-size="14pt" fo:font-weight="normal" officeooo:rsid="0039f864" officeooo:paragraph-rsid="0039f864" style:font-size-asian="14pt" style:font-weight-asian="normal" style:font-size-complex="14pt" style:font-weight-complex="normal"/>
    </style:style>
    <style:style style:name="P7" style:family="paragraph" style:parent-style-name="Standard">
      <style:text-properties style:font-name="georgia" fo:font-size="14pt" fo:font-weight="normal" officeooo:rsid="003e4bf1" officeooo:paragraph-rsid="003e4bf1" style:font-size-asian="14pt" style:font-weight-asian="normal" style:font-size-complex="14pt" style:font-weight-complex="normal"/>
    </style:style>
    <style:style style:name="P8" style:family="paragraph" style:parent-style-name="Standard">
      <style:text-properties style:font-name="georgia" fo:font-size="14pt" fo:font-weight="bold" officeooo:rsid="0046acc0" officeooo:paragraph-rsid="0046acc0" style:font-size-asian="14pt" style:font-weight-asian="bold" style:font-size-complex="14pt" style:font-weight-complex="bold"/>
    </style:style>
    <style:style style:name="P9" style:family="paragraph" style:parent-style-name="Standard">
      <style:text-properties style:font-name="georgia" fo:font-size="14pt" fo:font-style="normal" fo:font-weight="normal" officeooo:rsid="003e4bf1" officeooo:paragraph-rsid="003e4bf1" style:font-size-asian="14pt" style:font-style-asian="normal" style:font-weight-asian="normal" style:font-size-complex="14pt" style:font-style-complex="normal" style:font-weight-complex="normal"/>
    </style:style>
    <style:style style:name="P10" style:family="paragraph" style:parent-style-name="Standard">
      <style:text-properties style:font-name="georgia" fo:font-size="14pt" fo:font-style="normal" fo:font-weight="bold" officeooo:rsid="0046acc0" officeooo:paragraph-rsid="0046acc0" style:font-size-asian="14pt" style:font-style-asian="normal" style:font-weight-asian="bold" style:font-size-complex="14pt" style:font-style-complex="normal" style:font-weight-complex="bold"/>
    </style:style>
    <style:style style:name="P11" style:family="paragraph" style:parent-style-name="Standard">
      <style:text-properties style:font-name="georgia" fo:font-size="14pt" fo:font-style="normal" fo:font-weight="bold" officeooo:rsid="001be0f9" officeooo:paragraph-rsid="004d1484" style:font-size-asian="14pt" style:font-style-asian="normal" style:font-weight-asian="bold" style:font-size-complex="14pt" style:font-style-complex="normal" style:font-weight-complex="bold"/>
    </style:style>
    <style:style style:name="P12" style:family="paragraph" style:parent-style-name="Standard">
      <style:text-properties fo:color="#000000" style:font-name="Monospace" fo:font-size="14pt" fo:font-style="normal" fo:font-weight="bold" officeooo:rsid="001be0f9" officeooo:paragraph-rsid="004d1484" style:font-size-asian="14pt" style:font-style-asian="normal" style:font-weight-asian="bold" style:font-size-complex="14pt" style:font-style-complex="normal" style:font-weight-complex="bold"/>
    </style:style>
    <style:style style:name="P13" style:family="paragraph" style:parent-style-name="Standard">
      <style:text-properties fo:color="#000000" style:font-name="Monospace" fo:font-size="10pt" fo:font-style="normal" fo:font-weight="bold" officeooo:rsid="001be0f9" officeooo:paragraph-rsid="004d1484" style:font-size-asian="10pt" style:font-style-asian="normal" style:font-weight-asian="bold" style:font-size-complex="15pt" style:font-style-complex="normal" style:font-weight-complex="bold"/>
    </style:style>
    <style:style style:name="P14" style:family="paragraph" style:parent-style-name="Preformatted_20_Text">
      <style:paragraph-properties fo:margin-top="0in" fo:margin-bottom="0.1965in" loext:contextual-spacing="false"/>
      <style:text-properties style:font-name="georgia" fo:font-size="15pt" fo:font-weight="normal" style:font-size-asian="15pt" style:font-weight-asian="normal" style:font-size-complex="15pt" style:font-weight-complex="normal"/>
    </style:style>
    <style:style style:name="P15" style:family="paragraph" style:parent-style-name="Text_20_body">
      <style:text-properties style:font-name="georgia" fo:font-size="15pt" fo:font-weight="normal" officeooo:rsid="0004202b" officeooo:paragraph-rsid="0004202b" style:font-size-asian="15pt" style:font-weight-asian="normal" style:font-size-complex="15pt" style:font-weight-complex="normal"/>
    </style:style>
    <style:style style:name="P16" style:family="paragraph" style:parent-style-name="Text_20_body">
      <style:text-properties style:font-name="georgia" fo:font-size="15pt" fo:font-weight="normal" officeooo:rsid="000a3673" officeooo:paragraph-rsid="000a3673" style:font-size-asian="15pt" style:font-weight-asian="normal" style:font-size-complex="15pt" style:font-weight-complex="normal"/>
    </style:style>
    <style:style style:name="P17" style:family="paragraph" style:parent-style-name="Text_20_body">
      <style:text-properties style:font-name="georgia" fo:font-size="15pt" fo:font-weight="normal" officeooo:rsid="00123912" officeooo:paragraph-rsid="00123912" style:font-size-asian="15pt" style:font-weight-asian="normal" style:font-size-complex="15pt" style:font-weight-complex="normal"/>
    </style:style>
    <style:style style:name="P18" style:family="paragraph" style:parent-style-name="Text_20_body">
      <style:text-properties style:font-name="georgia" fo:font-size="15pt" fo:font-weight="normal" officeooo:rsid="000bf325" officeooo:paragraph-rsid="000bf325" style:font-size-asian="15pt" style:font-weight-asian="normal" style:font-size-complex="15pt" style:font-weight-complex="normal"/>
    </style:style>
    <style:style style:name="P19" style:family="paragraph" style:parent-style-name="Text_20_body">
      <style:text-properties style:font-name="georgia" fo:font-size="15pt" fo:font-weight="normal" officeooo:rsid="000f18b0" officeooo:paragraph-rsid="000f18b0" style:font-size-asian="15pt" style:font-weight-asian="normal" style:font-size-complex="15pt" style:font-weight-complex="normal"/>
    </style:style>
    <style:style style:name="P20" style:family="paragraph" style:parent-style-name="Text_20_body">
      <style:text-properties style:font-name="georgia" fo:font-size="15pt" fo:font-weight="normal" officeooo:rsid="00109d13" officeooo:paragraph-rsid="00109d13" style:font-size-asian="15pt" style:font-weight-asian="normal" style:font-size-complex="15pt" style:font-weight-complex="normal"/>
    </style:style>
    <style:style style:name="P21" style:family="paragraph" style:parent-style-name="Text_20_body">
      <style:text-properties style:font-name="georgia" fo:font-size="15pt" fo:font-weight="normal" officeooo:rsid="0064aea0" officeooo:paragraph-rsid="0064aea0" style:font-size-asian="15pt" style:font-weight-asian="normal" style:font-size-complex="15pt" style:font-weight-complex="normal"/>
    </style:style>
    <style:style style:name="P22" style:family="paragraph" style:parent-style-name="Text_20_body">
      <style:text-properties style:font-name="georgia" fo:font-size="15pt" fo:font-weight="normal" officeooo:rsid="006d68c3" officeooo:paragraph-rsid="006d68c3" style:font-size-asian="15pt" style:font-weight-asian="normal" style:font-size-complex="15pt" style:font-weight-complex="normal"/>
    </style:style>
    <style:style style:name="P23" style:family="paragraph" style:parent-style-name="Text_20_body">
      <style:text-properties style:font-name="georgia" fo:font-size="15pt" style:font-size-asian="15pt" style:font-size-complex="15pt"/>
    </style:style>
    <style:style style:name="P24" style:family="paragraph" style:parent-style-name="Text_20_body">
      <style:text-properties style:font-name="georgia" fo:font-size="15pt" officeooo:rsid="00046c3d" officeooo:paragraph-rsid="00046c3d" style:font-size-asian="15pt" style:font-size-complex="15pt"/>
    </style:style>
    <style:style style:name="P25" style:family="paragraph" style:parent-style-name="Text_20_body">
      <style:text-properties style:font-name="georgia" fo:font-size="15pt" officeooo:rsid="000540d0" officeooo:paragraph-rsid="000540d0" style:font-size-asian="15pt" style:font-size-complex="15pt"/>
    </style:style>
    <style:style style:name="P26" style:family="paragraph" style:parent-style-name="Text_20_body">
      <style:text-properties style:font-name="georgia" fo:font-size="15pt" officeooo:paragraph-rsid="000bf325" style:font-size-asian="15pt" style:font-size-complex="15pt"/>
    </style:style>
    <style:style style:name="P27" style:family="paragraph" style:parent-style-name="Text_20_body">
      <style:text-properties style:font-name="georgia" fo:font-size="15pt" officeooo:rsid="000da23e" officeooo:paragraph-rsid="000da23e" style:font-size-asian="15pt" style:font-size-complex="15pt"/>
    </style:style>
    <style:style style:name="P28" style:family="paragraph" style:parent-style-name="Text_20_body">
      <style:text-properties style:font-name="georgia" fo:font-size="15pt" officeooo:rsid="000f18b0" officeooo:paragraph-rsid="000f18b0" style:font-size-asian="15pt" style:font-size-complex="15pt"/>
    </style:style>
    <style:style style:name="P29" style:family="paragraph" style:parent-style-name="Text_20_body">
      <style:text-properties style:font-name="georgia" fo:font-size="15pt" fo:font-weight="bold" officeooo:rsid="0005794b" officeooo:paragraph-rsid="000a5aac" style:font-size-asian="15pt" style:font-weight-asian="bold" style:font-size-complex="15pt" style:font-weight-complex="bold"/>
    </style:style>
    <style:style style:name="P30" style:family="paragraph" style:parent-style-name="Text_20_body">
      <style:text-properties style:font-name="georgia" fo:font-size="15pt" fo:font-weight="bold" officeooo:rsid="0005794b" officeooo:paragraph-rsid="00123912" style:font-size-asian="15pt" style:font-weight-asian="bold" style:font-size-complex="15pt" style:font-weight-complex="bold"/>
    </style:style>
    <style:style style:name="P31" style:family="paragraph" style:parent-style-name="Text_20_body">
      <style:text-properties style:font-name="georgia" fo:font-size="15pt" fo:font-weight="bold" officeooo:rsid="000a3673" officeooo:paragraph-rsid="000a3673" style:font-size-asian="15pt" style:font-weight-asian="bold" style:font-size-complex="15pt" style:font-weight-complex="bold"/>
    </style:style>
    <style:style style:name="P32" style:family="paragraph" style:parent-style-name="Text_20_body">
      <style:text-properties style:font-name="georgia" fo:font-size="15pt" fo:font-weight="bold" officeooo:rsid="000af9bf" officeooo:paragraph-rsid="000af9bf" style:font-size-asian="15pt" style:font-weight-asian="bold" style:font-size-complex="15pt" style:font-weight-complex="bold"/>
    </style:style>
    <style:style style:name="P33" style:family="paragraph" style:parent-style-name="Text_20_body">
      <style:text-properties style:font-name="georgia" fo:font-size="15pt" fo:font-weight="bold" officeooo:rsid="000bf325" officeooo:paragraph-rsid="000bf325" style:font-size-asian="15pt" style:font-weight-asian="bold" style:font-size-complex="15pt" style:font-weight-complex="bold"/>
    </style:style>
    <style:style style:name="P34" style:family="paragraph" style:parent-style-name="Text_20_body">
      <style:text-properties style:font-name="georgia" fo:font-size="15pt" fo:font-weight="bold" officeooo:rsid="00123912" officeooo:paragraph-rsid="00123912" style:font-size-asian="15pt" style:font-weight-asian="bold" style:font-size-complex="15pt" style:font-weight-complex="bold"/>
    </style:style>
    <style:style style:name="P35" style:family="paragraph" style:parent-style-name="Text_20_body">
      <style:text-properties style:font-name="georgia" fo:font-size="15pt" fo:font-weight="bold" officeooo:rsid="00138136" officeooo:paragraph-rsid="00138136" style:font-size-asian="15pt" style:font-weight-asian="bold" style:font-size-complex="15pt" style:font-weight-complex="bold"/>
    </style:style>
    <style:style style:name="P36" style:family="paragraph" style:parent-style-name="Text_20_body">
      <style:text-properties style:font-name="georgia" fo:font-size="15pt" fo:font-weight="bold" officeooo:rsid="001968dd" officeooo:paragraph-rsid="001968dd" style:font-size-asian="15pt" style:font-weight-asian="bold" style:font-size-complex="15pt" style:font-weight-complex="bold"/>
    </style:style>
    <style:style style:name="P37" style:family="paragraph" style:parent-style-name="Text_20_body">
      <style:text-properties style:font-name="georgia" fo:font-size="15pt" fo:font-weight="bold" officeooo:rsid="001968dd" officeooo:paragraph-rsid="0026130f" style:font-size-asian="15pt" style:font-weight-asian="bold" style:font-size-complex="15pt" style:font-weight-complex="bold"/>
    </style:style>
    <style:style style:name="P38" style:family="paragraph" style:parent-style-name="Text_20_body">
      <style:text-properties style:font-name="georgia" fo:font-size="15pt" fo:font-weight="bold" officeooo:rsid="001be0f9" officeooo:paragraph-rsid="00248c4c" style:font-size-asian="15pt" style:font-weight-asian="bold" style:font-size-complex="15pt" style:font-weight-complex="bold"/>
    </style:style>
    <style:style style:name="P39" style:family="paragraph" style:parent-style-name="Text_20_body">
      <style:text-properties style:font-name="georgia" fo:font-size="15pt" fo:font-weight="bold" officeooo:rsid="0026130f" officeooo:paragraph-rsid="0026130f" style:font-size-asian="15pt" style:font-weight-asian="bold" style:font-size-complex="15pt" style:font-weight-complex="bold"/>
    </style:style>
    <style:style style:name="P40" style:family="paragraph" style:parent-style-name="Text_20_body">
      <style:text-properties style:font-name="georgia" fo:font-size="15pt" fo:font-weight="bold" officeooo:rsid="0026130f" officeooo:paragraph-rsid="004f8fb3" style:font-size-asian="15pt" style:font-weight-asian="bold" style:font-size-complex="15pt" style:font-weight-complex="bold"/>
    </style:style>
    <style:style style:name="P41" style:family="paragraph" style:parent-style-name="Text_20_body">
      <style:text-properties style:font-name="georgia" fo:font-size="15pt" fo:font-weight="bold" officeooo:rsid="00275dfa" officeooo:paragraph-rsid="00275dfa" style:font-size-asian="15pt" style:font-weight-asian="bold" style:font-size-complex="15pt" style:font-weight-complex="bold"/>
    </style:style>
    <style:style style:name="P42" style:family="paragraph" style:parent-style-name="Text_20_body">
      <style:text-properties style:font-name="georgia" fo:font-size="15pt" fo:font-weight="bold" officeooo:rsid="00275dfa" officeooo:paragraph-rsid="00291da2" style:font-size-asian="15pt" style:font-weight-asian="bold" style:font-size-complex="15pt" style:font-weight-complex="bold"/>
    </style:style>
    <style:style style:name="P43" style:family="paragraph" style:parent-style-name="Text_20_body">
      <style:text-properties style:font-name="georgia" fo:font-size="15pt" fo:font-weight="bold" officeooo:rsid="0025f138" officeooo:paragraph-rsid="0025f138" style:font-size-asian="15pt" style:font-weight-asian="bold" style:font-size-complex="15pt" style:font-weight-complex="bold"/>
    </style:style>
    <style:style style:name="P44" style:family="paragraph" style:parent-style-name="Text_20_body">
      <style:text-properties style:font-name="georgia" fo:font-size="15pt" fo:font-weight="bold" officeooo:rsid="0025f138" officeooo:paragraph-rsid="0026130f" style:font-size-asian="15pt" style:font-weight-asian="bold" style:font-size-complex="15pt" style:font-weight-complex="bold"/>
    </style:style>
    <style:style style:name="P45" style:family="paragraph" style:parent-style-name="Text_20_body">
      <style:text-properties style:font-name="georgia" fo:font-size="15pt" fo:font-weight="bold" officeooo:rsid="002ba2b4" officeooo:paragraph-rsid="002ba2b4" style:font-size-asian="15pt" style:font-weight-asian="bold" style:font-size-complex="15pt" style:font-weight-complex="bold"/>
    </style:style>
    <style:style style:name="P46" style:family="paragraph" style:parent-style-name="Text_20_body">
      <style:text-properties style:font-name="georgia" fo:font-size="15pt" fo:font-weight="bold" officeooo:rsid="002d5eff" officeooo:paragraph-rsid="002d5eff" style:font-size-asian="15pt" style:font-weight-asian="bold" style:font-size-complex="15pt" style:font-weight-complex="bold"/>
    </style:style>
    <style:style style:name="P47" style:family="paragraph" style:parent-style-name="Text_20_body">
      <style:text-properties style:font-name="georgia" fo:font-size="15pt" fo:font-weight="bold" officeooo:rsid="0030bc06" officeooo:paragraph-rsid="0030bc06" style:font-size-asian="15pt" style:font-weight-asian="bold" style:font-size-complex="15pt" style:font-weight-complex="bold"/>
    </style:style>
    <style:style style:name="P48" style:family="paragraph" style:parent-style-name="Text_20_body">
      <style:text-properties style:font-name="georgia" fo:font-size="15pt" fo:font-weight="bold" officeooo:rsid="00312356" officeooo:paragraph-rsid="00312356" style:font-size-asian="15pt" style:font-weight-asian="bold" style:font-size-complex="15pt" style:font-weight-complex="bold"/>
    </style:style>
    <style:style style:name="P49" style:family="paragraph" style:parent-style-name="Text_20_body">
      <style:text-properties style:font-name="georgia" fo:font-size="15pt" fo:font-weight="bold" officeooo:rsid="003318f3" officeooo:paragraph-rsid="003440ec" style:font-size-asian="15pt" style:font-weight-asian="bold" style:font-size-complex="15pt" style:font-weight-complex="bold"/>
    </style:style>
    <style:style style:name="P50" style:family="paragraph" style:parent-style-name="Text_20_body">
      <style:text-properties style:font-name="georgia" fo:font-size="15pt" fo:font-weight="bold" officeooo:rsid="00361a15" officeooo:paragraph-rsid="00361a15" style:font-size-asian="15pt" style:font-weight-asian="bold" style:font-size-complex="15pt" style:font-weight-complex="bold"/>
    </style:style>
    <style:style style:name="P51" style:family="paragraph" style:parent-style-name="Text_20_body">
      <style:text-properties style:font-name="georgia" fo:font-size="15pt" fo:font-weight="bold" officeooo:rsid="0039f864" officeooo:paragraph-rsid="0039f864" style:font-size-asian="15pt" style:font-weight-asian="bold" style:font-size-complex="15pt" style:font-weight-complex="bold"/>
    </style:style>
    <style:style style:name="P52" style:family="paragraph" style:parent-style-name="Text_20_body">
      <style:text-properties style:font-name="georgia" fo:font-size="15pt" fo:font-weight="bold" officeooo:rsid="002f451b" officeooo:paragraph-rsid="002f451b" style:font-size-asian="15pt" style:font-weight-asian="bold" style:font-size-complex="15pt" style:font-weight-complex="bold"/>
    </style:style>
    <style:style style:name="P53" style:family="paragraph" style:parent-style-name="Text_20_body">
      <style:text-properties style:font-name="georgia" fo:font-size="15pt" fo:font-weight="bold" officeooo:rsid="002f613d" officeooo:paragraph-rsid="002f613d" style:font-size-asian="15pt" style:font-weight-asian="bold" style:font-size-complex="15pt" style:font-weight-complex="bold"/>
    </style:style>
    <style:style style:name="P54" style:family="paragraph" style:parent-style-name="Text_20_body">
      <style:text-properties style:font-name="georgia" fo:font-size="15pt" fo:font-weight="bold" officeooo:rsid="0046acc0" officeooo:paragraph-rsid="0046acc0" style:font-size-asian="15pt" style:font-weight-asian="bold" style:font-size-complex="15pt" style:font-weight-complex="bold"/>
    </style:style>
    <style:style style:name="P55" style:family="paragraph" style:parent-style-name="Text_20_body">
      <style:text-properties style:font-name="georgia" fo:font-size="15pt" fo:font-weight="bold" officeooo:rsid="002cbf52" officeooo:paragraph-rsid="002cbf52" style:font-size-asian="15pt" style:font-weight-asian="bold" style:font-size-complex="15pt" style:font-weight-complex="bold"/>
    </style:style>
    <style:style style:name="P56" style:family="paragraph" style:parent-style-name="Text_20_body">
      <style:text-properties style:font-name="georgia" fo:font-size="15pt" fo:font-weight="bold" officeooo:rsid="0047f623" officeooo:paragraph-rsid="0047f623" style:font-size-asian="15pt" style:font-weight-asian="bold" style:font-size-complex="15pt" style:font-weight-complex="bold"/>
    </style:style>
    <style:style style:name="P57" style:family="paragraph" style:parent-style-name="Text_20_body">
      <style:text-properties style:font-name="georgia" fo:font-size="15pt" fo:font-weight="bold" officeooo:rsid="0032fbce" officeooo:paragraph-rsid="0032fbce" style:font-size-asian="15pt" style:font-weight-asian="bold" style:font-size-complex="15pt" style:font-weight-complex="bold"/>
    </style:style>
    <style:style style:name="P58" style:family="paragraph" style:parent-style-name="Text_20_body">
      <style:text-properties style:font-name="georgia" fo:font-size="15pt" fo:font-weight="bold" officeooo:rsid="0049dc5b" officeooo:paragraph-rsid="0049dc5b" style:font-size-asian="15pt" style:font-weight-asian="bold" style:font-size-complex="15pt" style:font-weight-complex="bold"/>
    </style:style>
    <style:style style:name="P59" style:family="paragraph" style:parent-style-name="Text_20_body">
      <style:text-properties style:font-name="georgia" fo:font-size="15pt" fo:font-weight="bold" officeooo:rsid="004d1484" officeooo:paragraph-rsid="004d1484" style:font-size-asian="15pt" style:font-weight-asian="bold" style:font-size-complex="15pt" style:font-weight-complex="bold"/>
    </style:style>
    <style:style style:name="P60" style:family="paragraph" style:parent-style-name="Text_20_body">
      <style:text-properties style:font-name="georgia" fo:font-size="15pt" fo:font-weight="bold" officeooo:rsid="0058aea8" officeooo:paragraph-rsid="0058aea8" style:font-size-asian="15pt" style:font-weight-asian="bold" style:font-size-complex="15pt" style:font-weight-complex="bold"/>
    </style:style>
    <style:style style:name="P61" style:family="paragraph" style:parent-style-name="Text_20_body">
      <style:text-properties style:font-name="georgia" fo:font-size="15pt" fo:font-weight="bold" officeooo:rsid="002a0e1d" officeooo:paragraph-rsid="002a0e1d" style:font-size-asian="15pt" style:font-weight-asian="bold" style:font-size-complex="15pt" style:font-weight-complex="bold"/>
    </style:style>
    <style:style style:name="P62" style:family="paragraph" style:parent-style-name="Text_20_body">
      <style:text-properties style:font-name="georgia" fo:font-size="15pt" fo:font-weight="bold" officeooo:rsid="002b39ce" officeooo:paragraph-rsid="002b39ce" style:font-size-asian="15pt" style:font-weight-asian="bold" style:font-size-complex="15pt" style:font-weight-complex="bold"/>
    </style:style>
    <style:style style:name="P63" style:family="paragraph" style:parent-style-name="Text_20_body">
      <style:text-properties style:font-name="georgia" fo:font-size="15pt" fo:font-weight="bold" officeooo:rsid="00711190" officeooo:paragraph-rsid="00711190" style:font-size-asian="15pt" style:font-weight-asian="bold" style:font-size-complex="15pt" style:font-weight-complex="bold"/>
    </style:style>
    <style:style style:name="P64" style:family="paragraph" style:parent-style-name="Text_20_body">
      <style:text-properties style:font-name="georgia" fo:font-size="15pt" fo:font-weight="bold" officeooo:rsid="0074b267" officeooo:paragraph-rsid="0074b267" style:font-size-asian="15pt" style:font-weight-asian="bold" style:font-size-complex="15pt" style:font-weight-complex="bold"/>
    </style:style>
    <style:style style:name="P65" style:family="paragraph" style:parent-style-name="Text_20_body">
      <style:text-properties style:font-name="georgia" fo:font-size="15pt" officeooo:paragraph-rsid="00138136"/>
    </style:style>
    <style:style style:name="P66" style:family="paragraph" style:parent-style-name="Text_20_body">
      <style:text-properties style:font-name="georgia" fo:font-size="15pt" fo:font-style="normal" fo:font-weight="normal" officeooo:paragraph-rsid="001be0f9" style:font-size-asian="15pt" style:font-style-asian="normal" style:font-weight-asian="normal" style:font-size-complex="15pt" style:font-style-complex="normal" style:font-weight-complex="normal"/>
    </style:style>
    <style:style style:name="P67" style:family="paragraph" style:parent-style-name="Text_20_body">
      <style:text-properties style:font-name="georgia" fo:font-size="15pt" fo:font-style="normal" fo:font-weight="normal" officeooo:rsid="001efd82" officeooo:paragraph-rsid="001be0f9" style:font-size-asian="15pt" style:font-style-asian="normal" style:font-weight-asian="normal" style:font-size-complex="15pt" style:font-style-complex="normal" style:font-weight-complex="normal"/>
    </style:style>
    <style:style style:name="P68" style:family="paragraph" style:parent-style-name="Text_20_body">
      <style:text-properties style:font-name="georgia" fo:font-size="15pt" fo:font-style="normal" fo:font-weight="normal" officeooo:rsid="0022209b" officeooo:paragraph-rsid="0022209b" style:font-size-asian="15pt" style:font-style-asian="normal" style:font-weight-asian="normal" style:font-size-complex="15pt" style:font-style-complex="normal" style:font-weight-complex="normal"/>
    </style:style>
    <style:style style:name="P69" style:family="paragraph" style:parent-style-name="Text_20_body">
      <style:text-properties style:font-name="georgia" fo:font-size="15pt" fo:font-style="normal" fo:font-weight="normal" officeooo:rsid="00230ae0" officeooo:paragraph-rsid="00230ae0" style:font-size-asian="15pt" style:font-style-asian="normal" style:font-weight-asian="normal" style:font-size-complex="15pt" style:font-style-complex="normal" style:font-weight-complex="normal"/>
    </style:style>
    <style:style style:name="P70" style:family="paragraph" style:parent-style-name="Text_20_body">
      <style:text-properties style:font-name="georgia" fo:font-size="15pt" fo:font-style="normal" fo:font-weight="normal" officeooo:rsid="001fef87" officeooo:paragraph-rsid="001fef87" style:font-size-asian="15pt" style:font-style-asian="normal" style:font-weight-asian="normal" style:font-size-complex="15pt" style:font-style-complex="normal" style:font-weight-complex="normal"/>
    </style:style>
    <style:style style:name="P71" style:family="paragraph" style:parent-style-name="Text_20_body">
      <style:text-properties style:font-name="georgia" fo:font-size="15pt" fo:font-style="normal" fo:font-weight="normal" officeooo:rsid="003e4bf1" officeooo:paragraph-rsid="003e4bf1" style:font-size-asian="15pt" style:font-style-asian="normal" style:font-weight-asian="normal" style:font-size-complex="15pt" style:font-style-complex="normal" style:font-weight-complex="normal"/>
    </style:style>
    <style:style style:name="P72" style:family="paragraph" style:parent-style-name="Text_20_body">
      <style:text-properties style:font-name="georgia" fo:font-size="15pt" fo:font-style="normal" fo:font-weight="normal" officeooo:rsid="006c9d45" officeooo:paragraph-rsid="006c9d45" style:font-size-asian="15pt" style:font-style-asian="normal" style:font-weight-asian="normal" style:font-size-complex="15pt" style:font-style-complex="normal" style:font-weight-complex="normal"/>
    </style:style>
    <style:style style:name="P73" style:family="paragraph" style:parent-style-name="Text_20_body">
      <style:text-properties style:font-name="georgia" fo:font-size="15pt" fo:font-style="normal" fo:font-weight="normal" officeooo:rsid="0059f998" officeooo:paragraph-rsid="0059f998" style:font-size-asian="15pt" style:font-style-asian="normal" style:font-weight-asian="normal" style:font-size-complex="15pt" style:font-style-complex="normal" style:font-weight-complex="normal"/>
    </style:style>
    <style:style style:name="P74" style:family="paragraph" style:parent-style-name="Text_20_body">
      <style:text-properties style:font-name="georgia" fo:font-size="15pt" fo:font-style="normal" fo:font-weight="normal" officeooo:rsid="00607294" officeooo:paragraph-rsid="00607294" style:font-size-asian="15pt" style:font-style-asian="normal" style:font-weight-asian="normal" style:font-size-complex="15pt" style:font-style-complex="normal" style:font-weight-complex="normal"/>
    </style:style>
    <style:style style:name="P75" style:family="paragraph" style:parent-style-name="Text_20_body">
      <style:text-properties style:font-name="georgia" fo:font-size="15pt" fo:font-style="normal" fo:font-weight="normal" officeooo:rsid="0069ebbc" officeooo:paragraph-rsid="00686aaa" style:font-size-asian="15pt" style:font-style-asian="normal" style:font-weight-asian="normal" style:font-size-complex="15pt" style:font-style-complex="normal" style:font-weight-complex="normal"/>
    </style:style>
    <style:style style:name="P76" style:family="paragraph" style:parent-style-name="Text_20_body">
      <style:text-properties style:font-name="georgia" fo:font-size="15pt" fo:font-style="normal" fo:font-weight="normal" officeooo:rsid="006fe2e1" officeooo:paragraph-rsid="006fe2e1" style:font-size-asian="15pt" style:font-style-asian="normal" style:font-weight-asian="normal" style:font-size-complex="15pt" style:font-style-complex="normal" style:font-weight-complex="normal"/>
    </style:style>
    <style:style style:name="P77" style:family="paragraph" style:parent-style-name="Text_20_body">
      <style:text-properties style:font-name="georgia" fo:font-size="15pt" fo:font-style="normal" fo:font-weight="normal" officeooo:rsid="00711190" officeooo:paragraph-rsid="00711190" style:font-size-asian="15pt" style:font-style-asian="normal" style:font-weight-asian="normal" style:font-size-complex="15pt" style:font-style-complex="normal" style:font-weight-complex="normal"/>
    </style:style>
    <style:style style:name="P78" style:family="paragraph" style:parent-style-name="Text_20_body">
      <style:text-properties style:font-name="georgia" fo:font-size="15pt" fo:font-style="normal" officeooo:paragraph-rsid="0020c7a5" style:font-size-asian="15pt" style:font-style-asian="normal" style:font-size-complex="15pt" style:font-style-complex="normal"/>
    </style:style>
    <style:style style:name="P79" style:family="paragraph" style:parent-style-name="Text_20_body">
      <style:text-properties style:font-name="georgia" fo:font-size="15pt" fo:font-style="normal" officeooo:rsid="00230ae0" officeooo:paragraph-rsid="00230ae0" style:font-size-asian="15pt" style:font-style-asian="normal" style:font-size-complex="15pt" style:font-style-complex="normal"/>
    </style:style>
    <style:style style:name="P80" style:family="paragraph" style:parent-style-name="Text_20_body">
      <style:text-properties style:font-name="georgia" fo:font-size="15pt" fo:font-style="normal" officeooo:rsid="003eb23a" officeooo:paragraph-rsid="003e4bf1" style:font-size-asian="15pt" style:font-style-asian="normal" style:font-size-complex="15pt" style:font-style-complex="normal"/>
    </style:style>
    <style:style style:name="P81" style:family="paragraph" style:parent-style-name="Text_20_body">
      <style:text-properties style:font-name="georgia" fo:font-size="15pt" fo:font-style="normal" officeooo:rsid="00560f36" officeooo:paragraph-rsid="00560f36" style:font-size-asian="15pt" style:font-style-asian="normal" style:font-size-complex="15pt" style:font-style-complex="normal"/>
    </style:style>
    <style:style style:name="P82" style:family="paragraph" style:parent-style-name="Text_20_body">
      <style:text-properties style:font-name="georgia" fo:font-size="15pt" fo:font-style="normal" fo:font-weight="bold" officeooo:rsid="001be0f9" officeooo:paragraph-rsid="0026130f" style:font-size-asian="15pt" style:font-style-asian="normal" style:font-weight-asian="bold" style:font-size-complex="15pt" style:font-style-complex="normal" style:font-weight-complex="bold"/>
    </style:style>
    <style:style style:name="P83" style:family="paragraph" style:parent-style-name="Text_20_body">
      <style:text-properties style:font-name="georgia" fo:font-size="15pt" fo:font-style="normal" fo:font-weight="bold" officeooo:rsid="001be0f9" officeooo:paragraph-rsid="002ba2b4" style:font-size-asian="15pt" style:font-style-asian="normal" style:font-weight-asian="bold" style:font-size-complex="15pt" style:font-style-complex="normal" style:font-weight-complex="bold"/>
    </style:style>
    <style:style style:name="P84" style:family="paragraph" style:parent-style-name="Text_20_body">
      <style:text-properties style:font-name="georgia" fo:font-size="15pt" fo:font-style="normal" fo:font-weight="bold" officeooo:rsid="001be0f9" officeooo:paragraph-rsid="002cbf52" style:font-size-asian="15pt" style:font-style-asian="normal" style:font-weight-asian="bold" style:font-size-complex="15pt" style:font-style-complex="normal" style:font-weight-complex="bold"/>
    </style:style>
    <style:style style:name="P85" style:family="paragraph" style:parent-style-name="Text_20_body">
      <style:text-properties style:font-name="georgia" fo:font-size="15pt" fo:font-style="normal" fo:font-weight="bold" officeooo:rsid="001be0f9" officeooo:paragraph-rsid="0058aea8" style:font-size-asian="15pt" style:font-style-asian="normal" style:font-weight-asian="bold" style:font-size-complex="15pt" style:font-style-complex="normal" style:font-weight-complex="bold"/>
    </style:style>
    <style:style style:name="P86" style:family="paragraph" style:parent-style-name="Text_20_body">
      <style:text-properties style:font-name="georgia" fo:font-size="15pt" fo:font-style="normal" fo:font-weight="bold" officeooo:rsid="001be0f9" officeooo:paragraph-rsid="002d5eff" style:font-size-asian="15pt" style:font-style-asian="normal" style:font-weight-asian="bold" style:font-size-complex="15pt" style:font-style-complex="normal" style:font-weight-complex="bold"/>
    </style:style>
    <style:style style:name="P87" style:family="paragraph" style:parent-style-name="Text_20_body">
      <style:text-properties style:font-name="georgia" fo:font-size="15pt" fo:font-style="normal" fo:font-weight="bold" officeooo:rsid="0025f138" officeooo:paragraph-rsid="0025f138" style:font-size-asian="15pt" style:font-style-asian="normal" style:font-weight-asian="bold" style:font-size-complex="15pt" style:font-style-complex="normal" style:font-weight-complex="bold"/>
    </style:style>
    <style:style style:name="P88" style:family="paragraph" style:parent-style-name="Text_20_body">
      <style:text-properties style:font-name="georgia" fo:font-size="15pt" fo:font-style="normal" fo:font-weight="bold" officeooo:rsid="0026130f" officeooo:paragraph-rsid="0026130f" style:font-size-asian="15pt" style:font-style-asian="normal" style:font-weight-asian="bold" style:font-size-complex="15pt" style:font-style-complex="normal" style:font-weight-complex="bold"/>
    </style:style>
    <style:style style:name="P89" style:family="paragraph" style:parent-style-name="Text_20_body">
      <style:text-properties style:font-name="georgia" fo:font-size="15pt" fo:font-style="normal" fo:font-weight="bold" officeooo:rsid="00275dfa" officeooo:paragraph-rsid="00291da2" style:font-size-asian="15pt" style:font-style-asian="normal" style:font-weight-asian="bold" style:font-size-complex="15pt" style:font-style-complex="normal" style:font-weight-complex="bold"/>
    </style:style>
    <style:style style:name="P90" style:family="paragraph" style:parent-style-name="Text_20_body">
      <style:text-properties style:font-name="georgia" fo:font-size="15pt" fo:font-style="normal" fo:font-weight="bold" officeooo:rsid="002a0e1d" officeooo:paragraph-rsid="002a0e1d" style:font-size-asian="15pt" style:font-style-asian="normal" style:font-weight-asian="bold" style:font-size-complex="15pt" style:font-style-complex="normal" style:font-weight-complex="bold"/>
    </style:style>
    <style:style style:name="P91" style:family="paragraph" style:parent-style-name="Text_20_body">
      <style:text-properties style:font-name="georgia" fo:font-size="15pt" fo:font-style="normal" fo:font-weight="bold" officeooo:rsid="002b39ce" officeooo:paragraph-rsid="002b39ce" style:font-size-asian="15pt" style:font-style-asian="normal" style:font-weight-asian="bold" style:font-size-complex="15pt" style:font-style-complex="normal" style:font-weight-complex="bold"/>
    </style:style>
    <style:style style:name="P92" style:family="paragraph" style:parent-style-name="Text_20_body">
      <style:text-properties style:font-name="georgia" fo:font-size="15pt" fo:font-style="normal" fo:font-weight="bold" officeooo:rsid="002d5eff" officeooo:paragraph-rsid="002d5eff" style:font-size-asian="15pt" style:font-style-asian="normal" style:font-weight-asian="bold" style:font-size-complex="15pt" style:font-style-complex="normal" style:font-weight-complex="bold"/>
    </style:style>
    <style:style style:name="P93" style:family="paragraph" style:parent-style-name="Text_20_body">
      <style:text-properties style:font-name="georgia" fo:font-size="15pt" fo:font-style="normal" fo:font-weight="bold" officeooo:rsid="002d5eff" officeooo:paragraph-rsid="002f451b" style:font-size-asian="15pt" style:font-style-asian="normal" style:font-weight-asian="bold" style:font-size-complex="15pt" style:font-style-complex="normal" style:font-weight-complex="bold"/>
    </style:style>
    <style:style style:name="P94" style:family="paragraph" style:parent-style-name="Text_20_body">
      <style:text-properties style:font-name="georgia" fo:font-size="15pt" fo:font-style="normal" fo:font-weight="bold" officeooo:rsid="002d5eff" officeooo:paragraph-rsid="002f613d" style:font-size-asian="15pt" style:font-style-asian="normal" style:font-weight-asian="bold" style:font-size-complex="15pt" style:font-style-complex="normal" style:font-weight-complex="bold"/>
    </style:style>
    <style:style style:name="P95" style:family="paragraph" style:parent-style-name="Text_20_body">
      <style:text-properties style:font-name="georgia" fo:font-size="15pt" fo:font-style="normal" fo:font-weight="bold" officeooo:rsid="002d5eff" officeooo:paragraph-rsid="0030bc06" style:font-size-asian="15pt" style:font-style-asian="normal" style:font-weight-asian="bold" style:font-size-complex="15pt" style:font-style-complex="normal" style:font-weight-complex="bold"/>
    </style:style>
    <style:style style:name="P96" style:family="paragraph" style:parent-style-name="Text_20_body">
      <style:text-properties style:font-name="georgia" fo:font-size="15pt" fo:font-style="normal" fo:font-weight="bold" officeooo:rsid="002d5eff" officeooo:paragraph-rsid="00312356" style:font-size-asian="15pt" style:font-style-asian="normal" style:font-weight-asian="bold" style:font-size-complex="15pt" style:font-style-complex="normal" style:font-weight-complex="bold"/>
    </style:style>
    <style:style style:name="P97" style:family="paragraph" style:parent-style-name="Text_20_body">
      <style:text-properties style:font-name="georgia" fo:font-size="15pt" fo:font-style="normal" fo:font-weight="bold" officeooo:rsid="002d5eff" officeooo:paragraph-rsid="0032fbce" style:font-size-asian="15pt" style:font-style-asian="normal" style:font-weight-asian="bold" style:font-size-complex="15pt" style:font-style-complex="normal" style:font-weight-complex="bold"/>
    </style:style>
    <style:style style:name="P98" style:family="paragraph" style:parent-style-name="Text_20_body">
      <style:text-properties style:font-name="georgia" fo:font-size="15pt" fo:font-style="normal" fo:font-weight="bold" officeooo:rsid="002d5eff" officeooo:paragraph-rsid="003440ec" style:font-size-asian="15pt" style:font-style-asian="normal" style:font-weight-asian="bold" style:font-size-complex="15pt" style:font-style-complex="normal" style:font-weight-complex="bold"/>
    </style:style>
    <style:style style:name="P99" style:family="paragraph" style:parent-style-name="Text_20_body">
      <style:text-properties style:font-name="georgia" fo:font-size="15pt" fo:font-style="normal" fo:font-weight="bold" officeooo:rsid="002d5eff" officeooo:paragraph-rsid="0047f623" style:font-size-asian="15pt" style:font-style-asian="normal" style:font-weight-asian="bold" style:font-size-complex="15pt" style:font-style-complex="normal" style:font-weight-complex="bold"/>
    </style:style>
    <style:style style:name="P100" style:family="paragraph" style:parent-style-name="Text_20_body">
      <style:text-properties style:font-name="georgia" fo:font-size="15pt" fo:font-style="normal" fo:font-weight="bold" officeooo:rsid="00361a15" officeooo:paragraph-rsid="00361a15" style:font-size-asian="15pt" style:font-style-asian="normal" style:font-weight-asian="bold" style:font-size-complex="15pt" style:font-style-complex="normal" style:font-weight-complex="bold"/>
    </style:style>
    <style:style style:name="P101" style:family="paragraph" style:parent-style-name="Text_20_body">
      <style:text-properties style:font-name="georgia" fo:font-size="15pt" fo:font-style="normal" fo:font-weight="bold" officeooo:rsid="002f451b" officeooo:paragraph-rsid="002f451b" style:font-size-asian="15pt" style:font-style-asian="normal" style:font-weight-asian="bold" style:font-size-complex="15pt" style:font-style-complex="normal" style:font-weight-complex="bold"/>
    </style:style>
    <style:style style:name="P102" style:family="paragraph" style:parent-style-name="Text_20_body">
      <style:text-properties style:font-name="georgia" fo:font-size="15pt" fo:font-style="normal" fo:font-weight="bold" officeooo:rsid="006fe2e1" officeooo:paragraph-rsid="006fe2e1" style:font-size-asian="15pt" style:font-style-asian="normal" style:font-weight-asian="bold" style:font-size-complex="15pt" style:font-style-complex="normal" style:font-weight-complex="bold"/>
    </style:style>
    <style:style style:name="P103" style:family="paragraph" style:parent-style-name="Text_20_body">
      <style:text-properties style:font-name="georgia" fo:font-size="15pt" fo:font-style="normal" fo:font-weight="bold" officeooo:rsid="00783154" officeooo:paragraph-rsid="00783154" style:font-size-asian="15pt" style:font-style-asian="normal" style:font-weight-asian="bold" style:font-size-complex="15pt" style:font-style-complex="normal" style:font-weight-complex="bold"/>
    </style:style>
    <style:style style:name="P104" style:family="paragraph" style:parent-style-name="Text_20_body">
      <style:text-properties style:font-name="georgia" fo:font-size="15pt" fo:font-style="normal" fo:font-weight="bold" officeooo:rsid="00711190" officeooo:paragraph-rsid="00711190" style:font-size-asian="15pt" style:font-style-asian="normal" style:font-weight-asian="bold" style:font-size-complex="15pt" style:font-style-complex="normal" style:font-weight-complex="bold"/>
    </style:style>
    <style:style style:name="P105" style:family="paragraph" style:parent-style-name="Text_20_body">
      <style:text-properties style:font-name="georgia" fo:font-size="15pt" officeooo:paragraph-rsid="0041dc0f"/>
    </style:style>
    <style:style style:name="P106" style:family="paragraph" style:parent-style-name="Text_20_body">
      <style:text-properties style:font-name="georgia" fo:font-size="12pt" fo:font-weight="bold" officeooo:rsid="001fef87" officeooo:paragraph-rsid="00251fac" style:font-weight-asian="bold" style:font-weight-complex="bold"/>
    </style:style>
    <style:style style:name="P107" style:family="paragraph" style:parent-style-name="Text_20_body">
      <style:paragraph-properties fo:text-align="justify" style:justify-single-word="false"/>
      <style:text-properties style:font-name="georgia" fo:font-size="14pt" style:font-size-asian="14pt" style:font-size-complex="14pt"/>
    </style:style>
    <style:style style:name="P108" style:family="paragraph" style:parent-style-name="Text_20_body">
      <style:text-properties style:font-name="georgia" fo:font-size="14pt" officeooo:rsid="00607294" officeooo:paragraph-rsid="00607294" style:font-size-asian="14pt" style:font-size-complex="14pt"/>
    </style:style>
    <style:style style:name="P109" style:family="paragraph" style:parent-style-name="Text_20_body">
      <style:text-properties style:font-name="georgia" fo:font-size="14pt" fo:font-style="normal" fo:font-weight="bold" officeooo:rsid="001be0f9" officeooo:paragraph-rsid="00291da2" style:font-size-asian="14pt" style:font-style-asian="normal" style:font-weight-asian="bold" style:font-size-complex="14pt" style:font-style-complex="normal" style:font-weight-complex="bold"/>
    </style:style>
    <style:style style:name="P110" style:family="paragraph" style:parent-style-name="Text_20_body">
      <style:text-properties style:font-name="georgia" fo:font-size="14pt" fo:font-weight="normal" officeooo:rsid="0064aea0" officeooo:paragraph-rsid="0064aea0" style:font-size-asian="14pt" style:font-weight-asian="normal" style:font-size-complex="14pt" style:font-weight-complex="normal"/>
    </style:style>
    <style:style style:name="P111" style:family="paragraph" style:parent-style-name="Text_20_body">
      <style:text-properties officeooo:paragraph-rsid="001968dd"/>
    </style:style>
    <style:style style:name="P112" style:family="paragraph" style:parent-style-name="Text_20_body">
      <style:text-properties officeooo:paragraph-rsid="001be0f9"/>
    </style:style>
    <style:style style:name="P113" style:family="paragraph" style:parent-style-name="Text_20_body">
      <style:text-properties officeooo:paragraph-rsid="001db08f"/>
    </style:style>
    <style:style style:name="P114" style:family="paragraph" style:parent-style-name="Text_20_body">
      <style:text-properties officeooo:paragraph-rsid="0022209b"/>
    </style:style>
    <style:style style:name="P115" style:family="paragraph" style:parent-style-name="Text_20_body">
      <style:text-properties officeooo:paragraph-rsid="003e4bf1"/>
    </style:style>
    <style:style style:name="P116" style:family="paragraph" style:parent-style-name="Text_20_body">
      <style:paragraph-properties fo:text-align="justify" style:justify-single-word="false"/>
    </style:style>
    <style:style style:name="P117" style:family="paragraph" style:parent-style-name="Text_20_body">
      <style:text-properties officeooo:paragraph-rsid="0052b34d"/>
    </style:style>
    <style:style style:name="P118" style:family="paragraph" style:parent-style-name="Text_20_body">
      <style:text-properties officeooo:paragraph-rsid="005ea6f5"/>
    </style:style>
    <style:style style:name="P119" style:family="paragraph" style:parent-style-name="Text_20_body">
      <style:text-properties officeooo:paragraph-rsid="00607294"/>
    </style:style>
    <style:style style:name="P120" style:family="paragraph" style:parent-style-name="Text_20_body">
      <style:text-properties officeooo:paragraph-rsid="00686aaa"/>
    </style:style>
    <style:style style:name="P121" style:family="paragraph" style:parent-style-name="Text_20_body">
      <style:text-properties officeooo:paragraph-rsid="006c9d45"/>
    </style:style>
    <style:style style:name="P122" style:family="paragraph" style:parent-style-name="Text_20_body">
      <style:paragraph-properties fo:margin-left="0.052in" fo:margin-right="0.052in" fo:text-align="justify" style:justify-single-word="false" fo:text-indent="0in" style:auto-text-indent="false"/>
    </style:style>
    <style:style style:name="P123" style:family="paragraph" style:parent-style-name="Text_20_body">
      <style:paragraph-properties fo:margin-left="0.052in" fo:margin-right="0.052in" fo:text-align="justify" style:justify-single-word="false" fo:text-indent="0in" style:auto-text-indent="false"/>
      <style:text-properties style:font-name="georgia" fo:font-size="15pt" style:font-size-asian="15pt" style:font-size-complex="15pt"/>
    </style:style>
    <style:style style:name="P124" style:family="paragraph" style:parent-style-name="Text_20_body">
      <style:paragraph-properties fo:margin-left="0.052in" fo:margin-right="0.052in" fo:text-align="justify" style:justify-single-word="false" fo:text-indent="0in" style:auto-text-indent="false"/>
      <style:text-properties style:font-name="georgia" fo:font-size="15pt" officeooo:rsid="0016871d" officeooo:paragraph-rsid="0016871d" style:font-size-asian="15pt" style:font-size-complex="15pt"/>
    </style:style>
    <style:style style:name="P125" style:family="paragraph" style:parent-style-name="Text_20_body">
      <style:paragraph-properties fo:margin-left="0.052in" fo:margin-right="0.052in" fo:text-align="justify" style:justify-single-word="false" fo:text-indent="0in" style:auto-text-indent="false"/>
      <style:text-properties style:font-name="georgia" fo:font-size="14pt" officeooo:rsid="00431ac4" officeooo:paragraph-rsid="00431ac4" style:font-size-asian="14pt" style:font-size-complex="14pt"/>
    </style:style>
    <style:style style:name="P126" style:family="paragraph" style:parent-style-name="Table_20_Contents">
      <style:paragraph-properties fo:text-align="center" style:justify-single-word="false"/>
      <style:text-properties style:font-name="georgia" fo:font-size="15pt" officeooo:rsid="0004202b" officeooo:paragraph-rsid="0004202b" style:font-size-asian="15pt" style:font-size-complex="15pt"/>
    </style:style>
    <style:style style:name="P127" style:family="paragraph" style:parent-style-name="Table_20_Contents">
      <style:text-properties style:font-name="georgia" fo:font-size="15pt" officeooo:rsid="0004202b" officeooo:paragraph-rsid="0004202b" style:font-size-asian="15pt" style:font-size-complex="15pt"/>
    </style:style>
    <style:style style:name="P128" style:family="paragraph" style:parent-style-name="Table_20_Contents">
      <style:text-properties style:font-name="georgia" fo:font-size="15pt" officeooo:paragraph-rsid="0047f623" style:font-size-asian="15pt" style:font-size-complex="15pt"/>
    </style:style>
    <style:style style:name="P129" style:family="paragraph" style:parent-style-name="Table_20_Contents">
      <style:paragraph-properties fo:text-align="center" style:justify-single-word="false"/>
      <style:text-properties style:font-name="georgia" fo:font-size="15pt" officeooo:rsid="0047f623" officeooo:paragraph-rsid="0047f623" style:font-size-asian="15pt" style:font-size-complex="15pt"/>
    </style:style>
    <style:style style:name="P130" style:family="paragraph" style:parent-style-name="Table_20_Contents">
      <style:text-properties style:font-name="georgia" fo:font-size="15pt" officeooo:rsid="0047f623" officeooo:paragraph-rsid="0047f623" style:font-size-asian="15pt" style:font-size-complex="15pt"/>
    </style:style>
    <style:style style:name="P131" style:family="paragraph" style:parent-style-name="Table_20_Contents">
      <style:text-properties style:font-name="georgia" fo:font-size="15pt" fo:font-style="italic" officeooo:rsid="0047f623" officeooo:paragraph-rsid="0047f623" style:font-size-asian="15pt" style:font-style-asian="italic" style:font-size-complex="15pt" style:font-style-complex="italic"/>
    </style:style>
    <style:style style:name="P132" style:family="paragraph" style:parent-style-name="Preformatted_20_Text">
      <style:text-properties style:font-name="georgia" fo:font-size="15pt" fo:font-weight="normal" style:font-size-asian="15pt" style:font-weight-asian="normal" style:font-size-complex="15pt" style:font-weight-complex="normal"/>
    </style:style>
    <style:style style:name="P133" style:family="paragraph" style:parent-style-name="Preformatted_20_Text">
      <style:text-properties style:font-name="georgia" fo:font-size="15pt" fo:font-weight="normal" officeooo:rsid="00138136" officeooo:paragraph-rsid="00138136" style:font-size-asian="15pt" style:font-weight-asian="normal" style:font-size-complex="15pt" style:font-weight-complex="normal"/>
    </style:style>
    <style:style style:name="P134" style:family="paragraph" style:parent-style-name="Heading_20_3">
      <style:text-properties style:font-name="georgia" fo:font-size="12pt" officeooo:paragraph-rsid="001be0f9"/>
    </style:style>
    <style:style style:name="P135" style:family="paragraph" style:parent-style-name="Heading_20_3">
      <style:text-properties officeooo:paragraph-rsid="001be0f9"/>
    </style:style>
    <style:style style:name="P136" style:family="paragraph" style:parent-style-name="Standard">
      <style:paragraph-properties fo:margin-left="0in" fo:margin-right="0in" fo:text-align="start" style:justify-single-word="false" fo:text-indent="0in" style:auto-text-indent="false"/>
      <style:text-properties style:font-name="Monospace" fo:font-size="14pt" style:font-size-asian="14pt" style:font-size-complex="14pt"/>
    </style:style>
    <style:style style:name="P137" style:family="paragraph" style:parent-style-name="Standard">
      <style:paragraph-properties fo:margin-left="0in" fo:margin-right="0in" fo:text-align="start" style:justify-single-word="false" fo:text-indent="0in" style:auto-text-indent="false"/>
      <style:text-properties fo:font-size="14pt" style:font-size-asian="14pt" style:font-size-complex="14pt"/>
    </style:style>
    <style:style style:name="P138" style:family="paragraph" style:parent-style-name="Standard">
      <style:paragraph-properties fo:margin-left="0in" fo:margin-right="0in" fo:text-align="start" style:justify-single-word="false" fo:text-indent="0in" style:auto-text-indent="false"/>
      <style:text-properties style:font-name="georgia" fo:font-size="14pt" fo:font-weight="bold" officeooo:rsid="0049dc5b" officeooo:paragraph-rsid="0049dc5b" style:font-size-asian="14pt" style:font-weight-asian="bold" style:font-size-complex="14pt" style:font-weight-complex="bold"/>
    </style:style>
    <style:style style:name="P139" style:family="paragraph" style:parent-style-name="Standard">
      <style:paragraph-properties fo:margin-left="0in" fo:margin-right="0in" fo:text-align="start" style:justify-single-word="false" fo:text-indent="0in" style:auto-text-indent="false"/>
      <style:text-properties fo:color="#000000" style:font-name="Monospace" fo:font-size="14pt" style:font-size-asian="14pt" style:font-size-complex="14pt"/>
    </style:style>
    <style:style style:name="P140" style:family="paragraph" style:parent-style-name="Standard">
      <style:paragraph-properties fo:margin-left="0in" fo:margin-right="0in" fo:text-align="start" style:justify-single-word="false" fo:text-indent="0in" style:auto-text-indent="false"/>
      <style:text-properties fo:color="#000000" style:font-name="Monospace" fo:font-size="14pt" fo:font-style="normal" fo:font-weight="normal" officeooo:rsid="0049dc5b" officeooo:paragraph-rsid="0049dc5b" style:font-size-asian="14pt" style:font-style-asian="normal" style:font-weight-asian="normal" style:font-size-complex="14pt" style:font-style-complex="normal" style:font-weight-complex="normal"/>
    </style:style>
    <style:style style:name="P141" style:family="paragraph" style:parent-style-name="Preformatted_20_Text">
      <style:paragraph-properties fo:margin-left="0in" fo:margin-right="0in" fo:text-align="start" style:justify-single-word="false" fo:text-indent="0in" style:auto-text-indent="false"/>
      <style:text-properties fo:color="#000000" style:font-name="Monospace" fo:font-size="14pt" fo:font-style="normal" fo:font-weight="normal" officeooo:rsid="0049dc5b" officeooo:paragraph-rsid="0049dc5b" style:font-size-asian="14pt" style:font-style-asian="normal" style:font-weight-asian="normal" style:font-size-complex="14pt" style:font-style-complex="normal" style:font-weight-complex="normal"/>
    </style:style>
    <style:style style:name="P142" style:family="paragraph" style:parent-style-name="Text_20_body" style:list-style-name="L7">
      <style:text-properties style:font-name="georgia" fo:font-size="15pt" style:font-size-asian="15pt" style:font-size-complex="15pt"/>
    </style:style>
    <style:style style:name="P143" style:family="paragraph" style:parent-style-name="Text_20_body" style:list-style-name="L8">
      <style:text-properties style:font-name="georgia" fo:font-size="15pt" officeooo:paragraph-rsid="00230ae0" style:font-size-asian="15pt" style:font-size-complex="15pt"/>
    </style:style>
    <style:style style:name="P144" style:family="paragraph" style:parent-style-name="Text_20_body" style:list-style-name="L8">
      <style:text-properties style:font-name="georgia" fo:font-size="15pt" fo:font-style="normal" officeooo:paragraph-rsid="0020c7a5" style:font-size-asian="15pt" style:font-style-asian="normal" style:font-size-complex="15pt" style:font-style-complex="normal"/>
    </style:style>
    <style:style style:name="P145" style:family="paragraph" style:parent-style-name="Text_20_body">
      <style:text-properties style:font-name="georgia" fo:font-size="15pt" fo:font-style="normal" fo:font-weight="bold" officeooo:rsid="0079b947" officeooo:paragraph-rsid="0079b947" style:font-size-asian="15pt" style:font-style-asian="normal" style:font-weight-asian="bold" style:font-size-complex="15pt" style:font-style-complex="normal" style:font-weight-complex="bold"/>
    </style:style>
    <style:style style:name="P146" style:family="paragraph" style:parent-style-name="Text_20_body">
      <style:text-properties style:font-name="georgia" fo:font-size="15pt" fo:font-style="normal" fo:font-weight="bold" officeooo:rsid="007b9096" officeooo:paragraph-rsid="007b9096" style:font-size-asian="15pt" style:font-style-asian="normal" style:font-weight-asian="bold" style:font-size-complex="15pt" style:font-style-complex="normal" style:font-weight-complex="bold"/>
    </style:style>
    <style:style style:name="P147" style:family="paragraph" style:parent-style-name="Text_20_body" style:list-style-name="L9"/>
    <style:style style:name="P148" style:family="paragraph" style:parent-style-name="Text_20_body" style:list-style-name="L10"/>
    <style:style style:name="P149" style:family="paragraph" style:parent-style-name="Text_20_body" style:list-style-name="L1">
      <style:paragraph-properties fo:margin-top="0in" fo:margin-bottom="0in" loext:contextual-spacing="false"/>
      <style:text-properties style:font-name="georgia" fo:font-size="15pt" style:font-size-asian="15pt" style:font-size-complex="15pt"/>
    </style:style>
    <style:style style:name="P150" style:family="paragraph" style:parent-style-name="Text_20_body" style:list-style-name="L2">
      <style:paragraph-properties fo:margin-top="0in" fo:margin-bottom="0in" loext:contextual-spacing="false"/>
      <style:text-properties style:font-name="georgia" fo:font-size="15pt" officeooo:paragraph-rsid="0004202b" style:font-size-asian="15pt" style:font-size-complex="15pt"/>
    </style:style>
    <style:style style:name="P151" style:family="paragraph" style:parent-style-name="Text_20_body" style:list-style-name="L3">
      <style:paragraph-properties fo:margin-top="0in" fo:margin-bottom="0in" loext:contextual-spacing="false"/>
      <style:text-properties style:font-name="georgia" fo:font-size="15pt" officeooo:paragraph-rsid="0004202b" style:font-size-asian="15pt" style:font-size-complex="15pt"/>
    </style:style>
    <style:style style:name="P152" style:family="paragraph" style:parent-style-name="Text_20_body" style:list-style-name="L4">
      <style:paragraph-properties fo:margin-top="0in" fo:margin-bottom="0in" loext:contextual-spacing="false"/>
      <style:text-properties style:font-name="georgia" fo:font-size="15pt" style:font-size-asian="15pt" style:font-size-complex="15pt"/>
    </style:style>
    <style:style style:name="P153" style:family="paragraph" style:parent-style-name="Text_20_body" style:list-style-name="L5">
      <style:paragraph-properties fo:margin-top="0in" fo:margin-bottom="0in" loext:contextual-spacing="false"/>
      <style:text-properties style:font-name="georgia" fo:font-size="15pt" style:font-size-asian="15pt" style:font-size-complex="15pt"/>
    </style:style>
    <style:style style:name="P154" style:family="paragraph" style:parent-style-name="Text_20_body" style:list-style-name="L6">
      <style:paragraph-properties fo:margin-top="0in" fo:margin-bottom="0in" loext:contextual-spacing="false"/>
      <style:text-properties style:font-name="georgia" fo:font-size="15pt" style:font-size-asian="15pt" style:font-size-complex="15pt"/>
    </style:style>
    <style:style style:name="P155" style:family="paragraph" style:parent-style-name="Text_20_body" style:list-style-name="L8">
      <style:paragraph-properties fo:margin-top="0in" fo:margin-bottom="0in" loext:contextual-spacing="false"/>
      <style:text-properties style:font-name="georgia" fo:font-size="15pt" style:font-size-asian="15pt" style:font-size-complex="15pt"/>
    </style:style>
    <style:style style:name="P156" style:family="paragraph" style:parent-style-name="Text_20_body" style:list-style-name="L9">
      <style:paragraph-properties fo:margin-top="0in" fo:margin-bottom="0in" loext:contextual-spacing="false"/>
    </style:style>
    <style:style style:name="T1" style:family="text">
      <style:text-properties officeooo:rsid="0004202b"/>
    </style:style>
    <style:style style:name="T2" style:family="text">
      <style:text-properties officeooo:rsid="0005794b"/>
    </style:style>
    <style:style style:name="T3" style:family="text">
      <style:text-properties officeooo:rsid="00070241"/>
    </style:style>
    <style:style style:name="T4" style:family="text">
      <style:text-properties fo:font-weight="normal" style:font-weight-asian="normal" style:font-weight-complex="normal"/>
    </style:style>
    <style:style style:name="T5" style:family="text">
      <style:text-properties fo:font-weight="normal" officeooo:rsid="000bf325" style:font-weight-asian="normal" style:font-weight-complex="normal"/>
    </style:style>
    <style:style style:name="T6" style:family="text">
      <style:text-properties fo:font-weight="normal" officeooo:rsid="000da23e" style:font-weight-asian="normal" style:font-weight-complex="normal"/>
    </style:style>
    <style:style style:name="T7" style:family="text">
      <style:text-properties fo:font-weight="normal" officeooo:rsid="00109d13" style:font-weight-asian="normal" style:font-weight-complex="normal"/>
    </style:style>
    <style:style style:name="T8" style:family="text">
      <style:text-properties fo:font-weight="normal" officeooo:rsid="00123912" style:font-weight-asian="normal" style:font-weight-complex="normal"/>
    </style:style>
    <style:style style:name="T9" style:family="text">
      <style:text-properties officeooo:rsid="000da23e"/>
    </style:style>
    <style:style style:name="T10" style:family="text">
      <style:text-properties officeooo:rsid="00109d13"/>
    </style:style>
    <style:style style:name="T11" style:family="text">
      <style:text-properties officeooo:rsid="00123912"/>
    </style:style>
    <style:style style:name="T12" style:family="text">
      <style:text-properties fo:font-weight="bold" officeooo:rsid="00138136" style:font-size-asian="15pt" style:font-weight-asian="bold" style:font-size-complex="15pt" style:font-weight-complex="bold"/>
    </style:style>
    <style:style style:name="T13" style:family="text">
      <style:text-properties style:font-size-asian="15pt" style:font-size-complex="15pt"/>
    </style:style>
    <style:style style:name="T14" style:family="text">
      <style:text-properties style:font-name="georgia" fo:font-size="15pt" style:font-size-asian="15pt" style:font-size-complex="15pt"/>
    </style:style>
    <style:style style:name="T15" style:family="text">
      <style:text-properties style:font-name="georgia" fo:font-size="15pt" officeooo:rsid="00138136" style:font-size-asian="15pt" style:font-size-complex="15pt"/>
    </style:style>
    <style:style style:name="T16" style:family="text">
      <style:text-properties style:font-name="georgia" fo:font-size="15pt" officeooo:rsid="003eb23a" style:font-size-asian="15pt" style:font-size-complex="15pt"/>
    </style:style>
    <style:style style:name="T17" style:family="text">
      <style:text-properties style:font-name="georgia" fo:font-size="15pt" officeooo:rsid="0069ebbc" style:font-size-asian="15pt" style:font-size-complex="15pt"/>
    </style:style>
    <style:style style:name="T18" style:family="text">
      <style:text-properties style:font-name="georgia" fo:font-size="15pt" fo:font-weight="bold" officeooo:rsid="001968dd" style:font-size-asian="15pt" style:font-weight-asian="bold" style:font-size-complex="15pt" style:font-weight-complex="bold"/>
    </style:style>
    <style:style style:name="T19" style:family="text">
      <style:text-properties style:font-name="georgia" fo:font-size="15pt" fo:font-weight="bold" officeooo:rsid="001be0f9" style:font-size-asian="15pt" style:font-weight-asian="bold" style:font-size-complex="15pt" style:font-weight-complex="bold"/>
    </style:style>
    <style:style style:name="T20" style:family="text">
      <style:text-properties style:font-name="georgia" fo:font-size="15pt" fo:font-style="normal" fo:font-weight="normal" style:font-size-asian="15pt" style:font-style-asian="normal" style:font-weight-asian="normal" style:font-size-complex="15pt" style:font-style-complex="normal" style:font-weight-complex="normal"/>
    </style:style>
    <style:style style:name="T21" style:family="text">
      <style:text-properties style:font-name="georgia" fo:font-size="15pt" fo:font-style="normal" fo:font-weight="normal" officeooo:rsid="001efd82" style:font-size-asian="15pt" style:font-style-asian="normal" style:font-weight-asian="normal" style:font-size-complex="15pt" style:font-style-complex="normal" style:font-weight-complex="normal"/>
    </style:style>
    <style:style style:name="T22" style:family="text">
      <style:text-properties style:font-name="georgia" fo:font-size="15pt" fo:font-style="normal" fo:font-weight="normal" officeooo:rsid="0022209b" style:font-size-asian="15pt" style:font-style-asian="normal" style:font-weight-asian="normal" style:font-size-complex="15pt" style:font-style-complex="normal" style:font-weight-complex="normal"/>
    </style:style>
    <style:style style:name="T23" style:family="text">
      <style:text-properties style:font-name="georgia" fo:font-size="15pt" fo:font-style="normal" fo:font-weight="normal" officeooo:rsid="001fef87" style:font-size-asian="15pt" style:font-style-asian="normal" style:font-weight-asian="normal" style:font-size-complex="15pt" style:font-style-complex="normal" style:font-weight-complex="normal"/>
    </style:style>
    <style:style style:name="T24" style:family="text">
      <style:text-properties style:font-name="georgia" fo:font-size="15pt" fo:font-style="normal" fo:font-weight="normal" officeooo:rsid="00230ae0" style:font-size-asian="15pt" style:font-style-asian="normal" style:font-weight-asian="normal" style:font-size-complex="15pt" style:font-style-complex="normal" style:font-weight-complex="normal"/>
    </style:style>
    <style:style style:name="T25" style:family="text">
      <style:text-properties style:font-name="georgia" fo:font-size="15pt" fo:font-style="normal" fo:font-weight="normal" officeooo:rsid="003eb23a" style:font-size-asian="15pt" style:font-style-asian="normal" style:font-weight-asian="normal" style:font-size-complex="15pt" style:font-style-complex="normal" style:font-weight-complex="normal"/>
    </style:style>
    <style:style style:name="T26" style:family="text">
      <style:text-properties style:font-name="georgia" fo:font-size="15pt" fo:font-style="normal" fo:font-weight="normal" officeooo:rsid="00546274" style:font-size-asian="15pt" style:font-style-asian="normal" style:font-weight-asian="normal" style:font-size-complex="15pt" style:font-style-complex="normal" style:font-weight-complex="normal"/>
    </style:style>
    <style:style style:name="T27" style:family="text">
      <style:text-properties style:font-name="georgia" fo:font-size="15pt" fo:font-style="normal" fo:font-weight="normal" officeooo:rsid="005ea6f5" style:font-size-asian="15pt" style:font-style-asian="normal" style:font-weight-asian="normal" style:font-size-complex="15pt" style:font-style-complex="normal" style:font-weight-complex="normal"/>
    </style:style>
    <style:style style:name="T28" style:family="text">
      <style:text-properties style:font-name="georgia" fo:font-size="15pt" fo:font-style="normal" fo:font-weight="normal" officeooo:rsid="006194f1" style:font-size-asian="15pt" style:font-style-asian="normal" style:font-weight-asian="normal" style:font-size-complex="15pt" style:font-style-complex="normal" style:font-weight-complex="normal"/>
    </style:style>
    <style:style style:name="T29" style:family="text">
      <style:text-properties style:font-name="georgia" fo:font-size="15pt" fo:font-style="normal" fo:font-weight="normal" officeooo:rsid="006c9d45" style:font-size-asian="15pt" style:font-style-asian="normal" style:font-weight-asian="normal" style:font-size-complex="15pt" style:font-style-complex="normal" style:font-weight-complex="normal"/>
    </style:style>
    <style:style style:name="T30" style:family="text">
      <style:text-properties style:font-name="georgia" fo:font-size="15pt" fo:font-style="normal" fo:font-weight="normal" officeooo:rsid="0069ebbc" style:font-size-asian="15pt" style:font-style-asian="normal" style:font-weight-asian="normal" style:font-size-complex="15pt" style:font-style-complex="normal" style:font-weight-complex="normal"/>
    </style:style>
    <style:style style:name="T31" style:family="text">
      <style:text-properties style:font-name="georgia" fo:font-size="15pt" fo:font-style="normal" fo:font-weight="normal" officeooo:rsid="006b2135" style:font-size-asian="15pt" style:font-style-asian="normal" style:font-weight-asian="normal" style:font-size-complex="15pt" style:font-style-complex="normal" style:font-weight-complex="normal"/>
    </style:style>
    <style:style style:name="T32" style:family="text">
      <style:text-properties style:font-name="georgia" fo:font-size="15pt" fo:font-style="normal" style:font-size-asian="15pt" style:font-style-asian="normal" style:font-size-complex="15pt" style:font-style-complex="normal"/>
    </style:style>
    <style:style style:name="T33" style:family="text">
      <style:text-properties style:font-name="georgia" fo:font-size="15pt" fo:font-style="normal" officeooo:rsid="001efd82" style:font-size-asian="15pt" style:font-style-asian="normal" style:font-size-complex="15pt" style:font-style-complex="normal"/>
    </style:style>
    <style:style style:name="T34" style:family="text">
      <style:text-properties style:font-name="georgia" fo:font-size="15pt" fo:font-style="normal" officeooo:rsid="00251fac" style:font-size-asian="15pt" style:font-style-asian="normal" style:font-size-complex="15pt" style:font-style-complex="normal"/>
    </style:style>
    <style:style style:name="T35" style:family="text">
      <style:text-properties style:font-name="georgia" fo:font-size="15pt" fo:font-style="normal" officeooo:rsid="003eb23a" style:font-size-asian="15pt" style:font-style-asian="normal" style:font-size-complex="15pt" style:font-style-complex="normal"/>
    </style:style>
    <style:style style:name="T36" style:family="text">
      <style:text-properties style:font-name="georgia" fo:font-size="15pt" fo:font-style="normal" officeooo:rsid="00546274" style:font-size-asian="15pt" style:font-style-asian="normal" style:font-size-complex="15pt" style:font-style-complex="normal"/>
    </style:style>
    <style:style style:name="T37" style:family="text">
      <style:text-properties style:font-name="georgia" fo:font-size="15pt" fo:font-style="normal" fo:font-weight="bold" officeooo:rsid="001fef87" style:font-size-asian="15pt" style:font-style-asian="normal" style:font-weight-asian="bold" style:font-size-complex="15pt" style:font-style-complex="normal" style:font-weight-complex="bold"/>
    </style:style>
    <style:style style:name="T38" style:family="text">
      <style:text-properties style:font-name="georgia" fo:font-size="15pt" fo:font-style="normal" fo:font-weight="bold" officeooo:rsid="0022209b" style:font-size-asian="15pt" style:font-style-asian="normal" style:font-weight-asian="bold" style:font-size-complex="15pt" style:font-style-complex="normal" style:font-weight-complex="bold"/>
    </style:style>
    <style:style style:name="T39" style:family="text">
      <style:text-properties style:font-name="georgia" fo:font-size="15pt" fo:font-style="normal" fo:font-weight="bold" officeooo:rsid="001be0f9" style:font-size-asian="15pt" style:font-style-asian="normal" style:font-weight-asian="bold" style:font-size-complex="15pt" style:font-style-complex="normal" style:font-weight-complex="bold"/>
    </style:style>
    <style:style style:name="T40" style:family="text">
      <style:text-properties style:font-name="georgia" fo:font-size="15pt" fo:font-style="normal" fo:font-weight="bold" officeooo:rsid="003e4bf1" style:font-size-asian="15pt" style:font-style-asian="normal" style:font-weight-asian="bold" style:font-size-complex="15pt" style:font-style-complex="normal" style:font-weight-complex="bold"/>
    </style:style>
    <style:style style:name="T41" style:family="text">
      <style:text-properties style:font-name="georgia" fo:font-size="15pt" fo:font-style="normal" fo:font-weight="bold" officeooo:rsid="003eb23a" style:font-size-asian="15pt" style:font-style-asian="normal" style:font-weight-asian="bold" style:font-size-complex="15pt" style:font-style-complex="normal" style:font-weight-complex="bold"/>
    </style:style>
    <style:style style:name="T42" style:family="text">
      <style:text-properties style:font-name="georgia" fo:font-size="15pt" fo:font-style="normal" fo:font-weight="bold" officeooo:rsid="0052b34d" style:font-size-asian="15pt" style:font-style-asian="normal" style:font-weight-asian="bold" style:font-size-complex="15pt" style:font-style-complex="normal" style:font-weight-complex="bold"/>
    </style:style>
    <style:style style:name="T43" style:family="text">
      <style:text-properties style:font-name="georgia" fo:font-size="15pt" fo:font-style="normal" fo:font-weight="bold" officeooo:rsid="005ea6f5" style:font-size-asian="15pt" style:font-style-asian="normal" style:font-weight-asian="bold" style:font-size-complex="15pt" style:font-style-complex="normal" style:font-weight-complex="bold"/>
    </style:style>
    <style:style style:name="T44" style:family="text">
      <style:text-properties style:font-name="georgia" fo:font-size="15pt" fo:font-style="normal" fo:font-weight="bold" officeooo:rsid="00686aaa" style:font-size-asian="15pt" style:font-style-asian="normal" style:font-weight-asian="bold" style:font-size-complex="15pt" style:font-style-complex="normal" style:font-weight-complex="bold"/>
    </style:style>
    <style:style style:name="T45" style:family="text">
      <style:text-properties style:font-name="georgia" fo:font-size="15pt" fo:font-style="normal" fo:font-weight="bold" officeooo:rsid="0069ebbc" style:font-size-asian="15pt" style:font-style-asian="normal" style:font-weight-asian="bold" style:font-size-complex="15pt" style:font-style-complex="normal" style:font-weight-complex="bold"/>
    </style:style>
    <style:style style:name="T46" style:family="text">
      <style:text-properties style:font-name="georgia" fo:font-size="15pt" fo:font-style="normal" fo:font-weight="bold" officeooo:rsid="006c9d45" style:font-size-asian="15pt" style:font-style-asian="normal" style:font-weight-asian="bold" style:font-size-complex="15pt" style:font-style-complex="normal" style:font-weight-complex="bold"/>
    </style:style>
    <style:style style:name="T47" style:family="text">
      <style:text-properties style:font-name="georgia" fo:font-size="15pt" fo:font-weight="normal" style:font-size-asian="15pt" style:font-weight-asian="normal" style:font-size-complex="15pt" style:font-weight-complex="normal"/>
    </style:style>
    <style:style style:name="T48" style:family="text">
      <style:text-properties style:font-name="georgia" fo:font-size="15pt" fo:font-weight="normal" officeooo:rsid="001be0f9" style:font-size-asian="15pt" style:font-weight-asian="normal" style:font-size-complex="15pt" style:font-weight-complex="normal"/>
    </style:style>
    <style:style style:name="T49" style:family="text">
      <style:text-properties style:font-name="georgia" fo:font-size="15pt" fo:font-weight="normal" officeooo:rsid="001db08f" style:font-size-asian="15pt" style:font-weight-asian="normal" style:font-size-complex="15pt" style:font-weight-complex="normal"/>
    </style:style>
    <style:style style:name="T50" style:family="text">
      <style:text-properties style:font-name="georgia" fo:font-size="15pt" fo:font-weight="normal" officeooo:rsid="00638512" style:font-size-asian="15pt" style:font-weight-asian="normal" style:font-size-complex="15pt" style:font-weight-complex="normal"/>
    </style:style>
    <style:style style:name="T51" style:family="text">
      <style:text-properties style:font-name="georgia" fo:font-size="15pt" fo:font-weight="normal" officeooo:rsid="006c9d45" style:font-size-asian="15pt" style:font-weight-asian="normal" style:font-size-complex="15pt" style:font-weight-complex="normal"/>
    </style:style>
    <style:style style:name="T52" style:family="text">
      <style:text-properties style:font-name="georgia" fo:font-style="normal" style:font-style-asian="normal" style:font-style-complex="normal"/>
    </style:style>
    <style:style style:name="T53" style:family="text">
      <style:text-properties style:font-name="georgia" fo:font-style="normal" officeooo:rsid="001be0f9" style:font-style-asian="normal" style:font-style-complex="normal"/>
    </style:style>
    <style:style style:name="T54" style:family="text">
      <style:text-properties style:font-name="georgia" fo:font-style="normal" officeooo:rsid="00275dfa" style:font-style-asian="normal" style:font-style-complex="normal"/>
    </style:style>
    <style:style style:name="T55" style:family="text">
      <style:text-properties style:font-name="georgia" fo:font-style="normal" officeooo:rsid="002d5eff" style:font-style-asian="normal" style:font-style-complex="normal"/>
    </style:style>
    <style:style style:name="T56" style:family="text">
      <style:text-properties style:font-name="georgia" fo:font-style="normal" officeooo:rsid="003440ec" style:font-style-asian="normal" style:font-style-complex="normal"/>
    </style:style>
    <style:style style:name="T57" style:family="text">
      <style:text-properties style:font-name="georgia" fo:font-size="14pt" fo:font-style="normal" style:font-size-asian="14pt" style:font-style-asian="normal" style:font-size-complex="14pt" style:font-style-complex="normal"/>
    </style:style>
    <style:style style:name="T58" style:family="text">
      <style:text-properties style:font-name="georgia" fo:font-size="14pt" fo:font-style="normal" officeooo:rsid="00431ac4" style:font-size-asian="14pt" style:font-style-asian="normal" style:font-size-complex="14pt" style:font-style-complex="normal"/>
    </style:style>
    <style:style style:name="T59" style:family="text">
      <style:text-properties style:font-name="georgia" fo:font-size="14pt" style:font-size-asian="14pt" style:font-size-complex="14pt"/>
    </style:style>
    <style:style style:name="T60" style:family="text">
      <style:text-properties style:font-name="georgia" fo:font-size="14pt" officeooo:rsid="0041dc0f" style:font-size-asian="14pt" style:font-size-complex="14pt"/>
    </style:style>
    <style:style style:name="T61" style:family="text">
      <style:text-properties style:font-name="georgia" fo:font-size="14pt" officeooo:rsid="00607294" style:font-size-asian="14pt" style:font-size-complex="14pt"/>
    </style:style>
    <style:style style:name="T62" style:family="text">
      <style:text-properties style:font-name="georgia" fo:font-size="14pt" officeooo:rsid="00638512" style:font-size-asian="14pt" style:font-size-complex="14pt"/>
    </style:style>
    <style:style style:name="T63" style:family="text">
      <style:text-properties fo:color="#000000" style:font-name="georgia" fo:font-size="15pt" fo:font-weight="normal" style:font-size-asian="15pt" style:font-weight-asian="normal" style:font-size-complex="15pt" style:font-weight-complex="normal"/>
    </style:style>
    <style:style style:name="T64" style:family="text">
      <style:text-properties fo:color="#000000" style:font-name="georgia" fo:font-size="15pt" fo:font-weight="normal" officeooo:rsid="001968dd" style:font-size-asian="15pt" style:font-weight-asian="normal" style:font-size-complex="15pt" style:font-weight-complex="normal"/>
    </style:style>
    <style:style style:name="T65" style:family="text">
      <style:text-properties fo:color="#000000" style:font-name="Monospace"/>
    </style:style>
    <style:style style:name="T66" style:family="text">
      <style:text-properties fo:color="#000000" style:font-name="Monospace" style:text-underline-style="solid" style:text-underline-width="auto" style:text-underline-color="font-color"/>
    </style:style>
    <style:style style:name="T67" style:family="text">
      <style:text-properties fo:color="#000000" style:font-name="Monospace" fo:font-style="italic" style:font-style-asian="italic"/>
    </style:style>
    <style:style style:name="T68" style:family="text">
      <style:text-properties fo:color="#000000" style:font-name="Monospace" officeooo:rsid="0039f864"/>
    </style:style>
    <style:style style:name="T69" style:family="text">
      <style:text-properties fo:color="#000000" style:font-name="Monospace" officeooo:rsid="00464fdd"/>
    </style:style>
    <style:style style:name="T70" style:family="text">
      <style:text-properties officeooo:rsid="001be0f9"/>
    </style:style>
    <style:style style:name="T71" style:family="text">
      <style:text-properties fo:font-size="15pt" fo:font-style="normal" officeooo:rsid="001be0f9" style:font-size-asian="15pt" style:font-style-asian="normal" style:font-size-complex="15pt" style:font-style-complex="normal"/>
    </style:style>
    <style:style style:name="T72" style:family="text">
      <style:text-properties fo:font-size="15pt" fo:font-style="normal" officeooo:rsid="00251fac" style:font-size-asian="15pt" style:font-style-asian="normal" style:font-size-complex="15pt" style:font-style-complex="normal"/>
    </style:style>
    <style:style style:name="T73" style:family="text">
      <style:text-properties fo:font-style="normal" style:font-style-asian="normal" style:font-style-complex="normal"/>
    </style:style>
    <style:style style:name="T74" style:family="text">
      <style:text-properties fo:font-style="normal" officeooo:rsid="001be0f9" style:font-style-asian="normal" style:font-style-complex="normal"/>
    </style:style>
    <style:style style:name="T75" style:family="text">
      <style:text-properties fo:font-style="normal" officeooo:rsid="0026130f" style:font-style-asian="normal" style:font-style-complex="normal"/>
    </style:style>
    <style:style style:name="T76" style:family="text">
      <style:text-properties fo:font-style="normal" officeooo:rsid="002d5eff" style:font-style-asian="normal" style:font-style-complex="normal"/>
    </style:style>
    <style:style style:name="T77" style:family="text">
      <style:text-properties fo:font-style="normal" officeooo:rsid="00275dfa" style:font-style-asian="normal" style:font-style-complex="normal"/>
    </style:style>
    <style:style style:name="T78" style:family="text">
      <style:text-properties fo:font-style="normal" officeooo:rsid="004e81c5" style:font-style-asian="normal" style:font-style-complex="normal"/>
    </style:style>
    <style:style style:name="T79" style:family="text">
      <style:text-properties fo:font-style="normal" officeooo:rsid="004f8fb3" style:font-style-asian="normal" style:font-style-complex="normal"/>
    </style:style>
    <style:style style:name="T80" style:family="text">
      <style:text-properties fo:font-style="normal" officeooo:rsid="0025f138" style:font-style-asian="normal" style:font-style-complex="normal"/>
    </style:style>
    <style:style style:name="T81" style:family="text">
      <style:text-properties fo:font-style="normal" officeooo:rsid="003712cf" style:font-style-asian="normal" style:font-style-complex="normal"/>
    </style:style>
    <style:style style:name="T82" style:family="text">
      <style:text-properties fo:font-style="normal" officeooo:rsid="0037b1a0" style:font-style-asian="normal" style:font-style-complex="normal"/>
    </style:style>
    <style:style style:name="T83" style:family="text">
      <style:text-properties fo:font-style="normal" officeooo:rsid="0073a3cf" style:font-style-asian="normal" style:font-style-complex="normal"/>
    </style:style>
    <style:style style:name="T84" style:family="text">
      <style:text-properties fo:font-style="normal" officeooo:rsid="0075aa60" style:font-style-asian="normal" style:font-style-complex="normal"/>
    </style:style>
    <style:style style:name="T85" style:family="text">
      <style:text-properties fo:font-style="normal" fo:font-weight="bold" officeooo:rsid="002d5eff" style:font-size-asian="15pt" style:font-style-asian="normal" style:font-weight-asian="bold" style:font-size-complex="15pt" style:font-style-complex="normal" style:font-weight-complex="bold"/>
    </style:style>
    <style:style style:name="T86" style:family="text">
      <style:text-properties fo:font-style="normal" fo:font-weight="bold" officeooo:rsid="0041dc0f" style:font-size-asian="15pt" style:font-style-asian="normal" style:font-weight-asian="bold" style:font-size-complex="15pt" style:font-style-complex="normal"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officeooo:rsid="00248c4c"/>
    </style:style>
    <style:style style:name="T89" style:family="text">
      <style:text-properties fo:color="#7f0055" style:font-name="Monospace"/>
    </style:style>
    <style:style style:name="T90" style:family="text">
      <style:text-properties fo:color="#7f0055" style:font-name="Monospace" fo:font-style="normal" fo:font-weight="bold" style:font-style-asian="normal" style:font-weight-asian="bold" style:font-style-complex="normal"/>
    </style:style>
    <style:style style:name="T91" style:family="text">
      <style:text-properties fo:color="#7f0055" style:font-name="Monospace" fo:font-style="normal" style:font-style-asian="normal" style:font-style-complex="normal"/>
    </style:style>
    <style:style style:name="T92" style:family="text">
      <style:text-properties fo:color="#7f0055" style:font-name="Monospace" fo:font-style="normal" style:font-style-asian="normal" style:font-style-complex="normal" style:font-weight-complex="normal"/>
    </style:style>
    <style:style style:name="T93" style:family="text">
      <style:text-properties fo:color="#7f0055" style:font-name="Monospace" fo:font-weight="bold" style:font-weight-asian="bold"/>
    </style:style>
    <style:style style:name="T94" style:family="text">
      <style:text-properties fo:color="#6a3e3e" style:font-name="Monospace"/>
    </style:style>
    <style:style style:name="T95" style:family="text">
      <style:text-properties fo:color="#6a3e3e" style:font-name="Monospace" fo:background-color="#d4d4d4" loext:char-shading-value="0"/>
    </style:style>
    <style:style style:name="T96" style:family="text">
      <style:text-properties fo:color="#2a00ff" style:font-name="Monospace"/>
    </style:style>
    <style:style style:name="T97" style:family="text">
      <style:text-properties fo:color="#0000c0" style:font-name="Monospace"/>
    </style:style>
    <style:style style:name="T98" style:family="text">
      <style:text-properties fo:color="#0000c0" style:font-name="Monospace" fo:font-style="italic" fo:font-weight="bold" style:font-style-asian="italic" style:font-weight-asian="bold"/>
    </style:style>
    <style:style style:name="T99" style:family="text">
      <style:text-properties officeooo:rsid="006f03c4"/>
    </style:style>
    <style:style style:name="T100" style:family="text">
      <style:text-properties officeooo:rsid="007b86ca"/>
    </style:style>
    <style:style style:name="T101" style:family="text">
      <style:text-properties officeooo:rsid="007bd11e"/>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xplain the difference between applet and application. Can we convert an application to applet? Explain with an example.<text:span text:style-name="T2"> [2015 Fall]</text:span></text:p>
      <text:p text:style-name="P1"/>
      <text:p text:style-name="P1">Ans. </text:p>
      <table:table table:name="Table1" table:style-name="Table1">
        <table:table-column table:style-name="Table1.A"/>
        <table:table-column table:style-name="Table1.B"/>
        <table:table-row>
          <table:table-cell table:style-name="Table1.A1" office:value-type="string">
            <text:p text:style-name="P126">Applet</text:p>
          </table:table-cell>
          <table:table-cell table:style-name="Table1.B1" office:value-type="string">
            <text:p text:style-name="P126">Application</text:p>
          </table:table-cell>
        </table:table-row>
        <table:table-row>
          <table:table-cell table:style-name="Table1.A2" office:value-type="string">
            <text:p text:style-name="P127">A small application that performs one specific task that runs within the scope of a dedicated widget engine or a larger program.</text:p>
          </table:table-cell>
          <table:table-cell table:style-name="Table1.B2" office:value-type="string">
            <text:p text:style-name="P127">A standalone program that is designed to run on machine to accomplish a task.</text:p>
          </table:table-cell>
        </table:table-row>
        <table:table-row>
          <table:table-cell table:style-name="Table1.A2" office:value-type="string">
            <text:p text:style-name="P127">It is a small program.</text:p>
          </table:table-cell>
          <table:table-cell table:style-name="Table1.B2" office:value-type="string">
            <text:p text:style-name="P127">It is a large program.</text:p>
          </table:table-cell>
        </table:table-row>
      </table:table>
      <table:table table:name="Table2" table:style-name="Table2">
        <table:table-column table:style-name="Table2.A"/>
        <table:table-column table:style-name="Table2.B"/>
        <table:table-row>
          <table:table-cell table:style-name="Table2.A1" office:value-type="string">
            <text:p text:style-name="P127">It is created by extending the </text:p>
            <text:p text:style-name="P127">java.applet.Applet</text:p>
          </table:table-cell>
          <table:table-cell table:style-name="Table2.B1" office:value-type="string">
            <text:p text:style-name="P127">It is created by writing the program inside the main method.</text:p>
          </table:table-cell>
        </table:table-row>
        <table:table-row>
          <table:table-cell table:style-name="Table2.A2" office:value-type="string">
            <text:p text:style-name="P127">It cannot read and write files on the local computer.</text:p>
          </table:table-cell>
          <table:table-cell table:style-name="Table2.B2" office:value-type="string">
            <text:p text:style-name="P127">It can perform file reading and writing on the local computer.</text:p>
          </table:table-cell>
        </table:table-row>
      </table:table>
      <table:table table:name="Table3" table:style-name="Table3">
        <table:table-column table:style-name="Table3.A"/>
        <table:table-column table:style-name="Table3.B"/>
        <table:table-row>
          <table:table-cell table:style-name="Table3.A1" office:value-type="string">
            <text:p text:style-name="P127">It can be executed by any Java compatible web browser. </text:p>
          </table:table-cell>
          <table:table-cell table:style-name="Table3.B1" office:value-type="string">
            <text:p text:style-name="P127">It can be executed using Java Runtime Environment (JRE).</text:p>
          </table:table-cell>
        </table:table-row>
        <table:table-row>
          <table:table-cell table:style-name="Table3.A2" office:value-type="string">
            <text:p text:style-name="P127">It is initialized through inti().</text:p>
          </table:table-cell>
          <table:table-cell table:style-name="Table3.B2" office:value-type="string">
            <text:p text:style-name="P127">It is started from main().</text:p>
          </table:table-cell>
        </table:table-row>
        <table:table-row>
          <table:table-cell table:style-name="Table3.A2" office:value-type="string">
            <text:p text:style-name="P127">It is executed in a more restricted environment with more security restrictions. They can only access the browser specific services.</text:p>
          </table:table-cell>
          <table:table-cell table:style-name="Table3.B2" office:value-type="string">
            <text:p text:style-name="P127">It can access data and resources available on the system without any security restrictions.</text:p>
          </table:table-cell>
        </table:table-row>
      </table:table>
      <text:p text:style-name="P1"/>
      <text:p text:style-name="P2">Example of Applet:</text:p>
      <text:p text:style-name="P2"/>
      <text:p text:style-name="P15"><text:tab/> <text:s text:c="3"/>import java.applet.Applet;</text:p>
      <text:list xml:id="list1740466117" text:style-name="L1">
        <text:list-header>
          <text:p text:style-name="P149">import<text:span text:style-name="T1"> </text:span>java.awt.Graphics;</text:p>
        </text:list-header>
      </text:list>
      <text:list xml:id="list1462634491" text:style-name="L2">
        <text:list-header>
          <text:p text:style-name="P150">public<text:span text:style-name="T1"> </text:span>class<text:span text:style-name="T1"> </text:span>First<text:span text:style-name="T1"> </text:span>extends<text:span text:style-name="T1"> </text:span>Applet</text:p>
          <text:p text:style-name="P150">{</text:p>
        </text:list-header>
      </text:list>
      <text:list xml:id="list1665543245" text:style-name="L3">
        <text:list-header>
          <text:p text:style-name="P151">public<text:span text:style-name="T1"> </text:span>void<text:span text:style-name="T1"> </text:span>paint(Graphics<text:span text:style-name="T1"> </text:span>g)</text:p>
          <text:p text:style-name="P151">{</text:p>
        </text:list-header>
      </text:list>
      <text:list xml:id="list1880578804" text:style-name="L4">
        <text:list-header>
          <text:p text:style-name="P152">g.drawString("welcome",150,150);</text:p>
        </text:list-header>
      </text:list>
      <text:list xml:id="list2285242331" text:style-name="L5">
        <text:list-header>
          <text:p text:style-name="P153">}</text:p>
        </text:list-header>
      </text:list>
      <text:list xml:id="list2417867597" text:style-name="L6">
        <text:list-header>
          <text:p text:style-name="P154"/>
        </text:list-header>
      </text:list>
      <text:list xml:id="list2408566477" text:style-name="L7">
        <text:list-header>
          <text:p text:style-name="P142"><text:soft-page-break/>}</text:p>
        </text:list-header>
      </text:list>
      <text:p text:style-name="P24">Example of Application:</text:p>
      <text:p text:style-name="P25">Web applications, mobile applications etc.</text:p>
      <text:p text:style-name="P25"/>
      <text:p text:style-name="P25"/>
      <text:p text:style-name="P29">2. <text:span text:style-name="T3"><text:s/>Write a program to create a frame in swing. The frame should contain three test fields with labels arg1, arg2 and result respectively, a menu called file with sub menus add, subtract and close.</text:span> [2015 Fall]</text:p>
      <text:p text:style-name="P31">Ans: </text:p>
      <text:p text:style-name="P16">import javax.swing.*;</text:p>
      <text:p text:style-name="P16">import java.awt.*;</text:p>
      <text:p text:style-name="P16">public class Swing </text:p>
      <text:p text:style-name="P16">{</text:p>
      <text:p text:style-name="P16"><text:tab/>public static void main(String arg[])</text:p>
      <text:p text:style-name="P16"><text:tab/>{</text:p>
      <text:p text:style-name="P16"><text:tab/><text:tab/>JFrame jf = new JFrame("Swing");</text:p>
      <text:p text:style-name="P16"><text:tab/><text:tab/>jf.setSize(500,500);</text:p>
      <text:p text:style-name="P16"><text:tab/><text:tab/>jf.setVisible(true);</text:p>
      <text:p text:style-name="P16"><text:tab/><text:tab/>jf.setDefaultCloseOperation(JFrame.EXIT_ON_CLOSE);</text:p>
      <text:p text:style-name="P16"><text:tab/><text:tab/>JPanel panel = new JPanel();</text:p>
      <text:p text:style-name="P16"/>
      <text:p text:style-name="P16"><text:tab/><text:tab/>JMenuBar jmb = new JMenuBar();</text:p>
      <text:p text:style-name="P16"><text:tab/><text:tab/>jf.setJMenuBar(jmb);</text:p>
      <text:p text:style-name="P16"><text:tab/><text:tab/></text:p>
      <text:p text:style-name="P16"><text:tab/><text:tab/></text:p>
      <text:p text:style-name="P16"><text:tab/><text:tab/>JMenu file = new JMenu("File");</text:p>
      <text:p text:style-name="P16"><text:soft-page-break/><text:tab/><text:tab/>jmb.add(file);</text:p>
      <text:p text:style-name="P16"><text:tab/><text:tab/></text:p>
      <text:p text:style-name="P16"><text:tab/><text:tab/>JMenuItem open = new JMenuItem("Add");</text:p>
      <text:p text:style-name="P16"><text:tab/><text:tab/>file.add(open);</text:p>
      <text:p text:style-name="P16"><text:tab/><text:tab/></text:p>
      <text:p text:style-name="P16"><text:tab/><text:tab/>JMenuItem subtract = new JMenuItem("Subtract");</text:p>
      <text:p text:style-name="P16"><text:tab/><text:tab/>file.add(subtract);</text:p>
      <text:p text:style-name="P16"><text:tab/><text:tab/></text:p>
      <text:p text:style-name="P16"><text:tab/><text:tab/>JMenuItem close = new JMenuItem("Close");</text:p>
      <text:p text:style-name="P16"><text:tab/><text:tab/>file.add(close);</text:p>
      <text:p text:style-name="P16"><text:tab/><text:tab/></text:p>
      <text:p text:style-name="P16"><text:tab/><text:tab/>JLabel arg1 = new JLabel("arg1");</text:p>
      <text:p text:style-name="P16"><text:tab/><text:tab/>JLabel arg2 = new JLabel("arg2");</text:p>
      <text:p text:style-name="P16"><text:tab/><text:tab/>JLabel result = new JLabel("Result");</text:p>
      <text:p text:style-name="P16"><text:tab/><text:tab/></text:p>
      <text:p text:style-name="P16"><text:tab/><text:tab/>panel.add(arg1);</text:p>
      <text:p text:style-name="P16"><text:tab/><text:tab/>panel.add(arg2);</text:p>
      <text:p text:style-name="P16"><text:tab/><text:tab/>panel.add(result);</text:p>
      <text:p text:style-name="P16"><text:tab/><text:tab/></text:p>
      <text:p text:style-name="P16"><text:tab/><text:tab/>jf.add(panel);</text:p>
      <text:p text:style-name="P16"><text:tab/><text:tab/></text:p>
      <text:p text:style-name="P16"><text:tab/>}</text:p>
      <text:p text:style-name="P16">}</text:p>
      <text:p text:style-name="P16"/>
      <text:p text:style-name="P16"/>
      <text:p text:style-name="P16"/>
      <text:p text:style-name="P16"/>
      <text:p text:style-name="P16"><text:soft-page-break/></text:p>
      <text:p text:style-name="P16"/>
      <text:p text:style-name="P32">3. Explain any 5 event listeners in java with the methods. <text:span text:style-name="T2">[2015 Fall]</text:span></text:p>
      <text:p text:style-name="P33"><text:span text:style-name="T2">A</text:span>ns: </text:p>
      <text:p text:style-name="P26"><text:span text:style-name="T5">1. ActionListener: This interface is used for receiving the action events.</text:span>The object of that class must be registered with a component. The object can be registered using the addActionListener() method. When the action event occurs, that object's actionPerformed method is invoked.</text:p>
      <text:p text:style-name="P27">Methods: </text:p>
      <text:p text:style-name="P27">(a) void actionPerformed(ActionEvent e): Invoked when an action occurs.</text:p>
      <text:p text:style-name="P18"/>
      <text:p text:style-name="P26"><text:span text:style-name="T5">2. MouseListener: This interface is ised for receiving the mouse events.</text:span><text:span text:style-name="T6"> </text:span><text:span text:style-name="T9">The object of that class must be registered with a component. The object can be registered using the addMouseListener() method. </text:span></text:p>
      <text:p text:style-name="P27">Methods: </text:p>
      <text:p text:style-name="P27">(a) void mouseClicked(MouseEvent e): Invoked when the mouse button has been clicked on a component.</text:p>
      <text:p text:style-name="P27">(b) void mouseEntered(MouseEvent e): Invoked when the mouse enters a component.</text:p>
      <text:p text:style-name="P27">(c) <text:s/>void mouseExited(MouseEvent e): Invoked when the mouse exits a component.</text:p>
      <text:p text:style-name="P27"/>
      <text:p text:style-name="P26"><text:span text:style-name="T5">3. MouseMotionListener: This interface is used for receiving the mouse motion </text:span><text:span text:style-name="T6"><text:s/></text:span><text:span text:style-name="T5">events.</text:span><text:span text:style-name="T6"> </text:span><text:span text:style-name="T9">The class that process mouse motion events needs to implements this interface.</text:span></text:p>
      <text:p text:style-name="P28"><text:span text:style-name="T6">M</text:span><text:span text:style-name="T4">ethods: </text:span></text:p>
      <text:p text:style-name="P19"><text:soft-page-break/>(a) void mouseDragged(MouseEvent e): Invoked when a mouse button is pressed on a component and then dragged.</text:p>
      <text:p text:style-name="P19">(b) void mouseMoved(MouseEvent e): Invoked when the mouse curson has been movied onto a component but no buttons have been pushed.</text:p>
      <text:p text:style-name="P19"/>
      <text:p text:style-name="P26"><text:span text:style-name="T5">4. FocusListener: This interface is used for receiving for receiving the focus events.</text:span><text:span text:style-name="T7"> </text:span><text:span text:style-name="T10">The class that process focus events needs to implements this interface.</text:span></text:p>
      <text:p text:style-name="P20">Methods:</text:p>
      <text:p text:style-name="P20">(a) void focusGained(FocusEvent e): Invoked when a component gains the keyboard focus.</text:p>
      <text:p text:style-name="P20">(b) void focusLost(FocusEvent e): Invoked when a component loses the keyboard focus.</text:p>
      <text:p text:style-name="P20"/>
      <text:p text:style-name="P26"><text:span text:style-name="T5">5. TextListener: This interface is used for receiving text events.</text:span><text:span text:style-name="T8"> </text:span><text:span text:style-name="T11">The object of that class must be registered with a component. The object can be registered using the addTextListener() method. </text:span></text:p>
      <text:p text:style-name="P17">Methods: </text:p>
      <text:p text:style-name="P17">(a) void textValueChanged(TextEvent e): Invoked when the text value of the text has changed.</text:p>
      <text:p text:style-name="P17"/>
      <text:p text:style-name="P17"/>
      <text:p text:style-name="P17"/>
      <text:p text:style-name="P34">4. Explain the relation of repaint() method with update() and paint() method. Write a program showing the working of repaint() method. </text:p>
      <text:p text:style-name="P30">[2015 Fall]</text:p>
      <text:p text:style-name="P65"><text:soft-page-break/><text:span text:style-name="T12">Ans: </text:span><text:span text:style-name="T13">The paint () method is called automatically by the environment (usually a web browser) that contains the applet whenever the applet window needs to be redrawn. This happens when the component is first displayed, but it can happen again if the user minimizes the window that displays the component and then restores it or if the user moves another window over it and then move that window out of the way. In addition to these implicit calls to the paint() method by the environment, one can also call the paint () method explicitly whenever the applet window needs to be redrawn, using the repaint () method.</text:span></text:p>
      <text:p text:style-name="P122"><text:span text:style-name="T14">The repaint () method causes the AWT runtime system to execute the update () method of the Component class which clears the window with the background color of the applet and then calls the paint () method. For example: Suppose you want to display the current x and y coordinates of the location where the mouse button is clicked in the applet window. As the applet needs to update </text:span><text:span text:style-name="T15">information</text:span><text:span text:style-name="T14"> displayed in its window (i.e. redraw the window), each time the mouse is being clicked so this is possible with the use of repaint () method. To sum up, the repaint() method is invoked to refresh the viewing area i.e. you call it when you have new things to display. </text:span></text:p>
      <text:p text:style-name="P123"/>
      <text:p text:style-name="P124">Example of repaint(): </text:p>
      <text:p text:style-name="P124"/>
      <text:p text:style-name="P133">import java.applet.Applet;</text:p>
      <text:p text:style-name="P132">import java.awt.Graphics;</text:p>
      <text:p text:style-name="P132"/>
      <text:p text:style-name="P132">public class Javaapp extends Applet {</text:p>
      <text:p text:style-name="P132"><text:s/></text:p>
      <text:p text:style-name="P132"><text:s text:c="4"/>int i;</text:p>
      <text:p text:style-name="P132"><text:s/></text:p>
      <text:p text:style-name="P132"><text:s text:c="4"/>public void paint(Graphics g)</text:p>
      <text:p text:style-name="P132"><text:s text:c="4"/>{</text:p>
      <text:p text:style-name="P132"><text:soft-page-break/><text:s text:c="8"/>g.drawString("i = "+i, 100, 100);</text:p>
      <text:p text:style-name="P132"><text:s text:c="5"/></text:p>
      <text:p text:style-name="P132"><text:s text:c="8"/>try{</text:p>
      <text:p text:style-name="P132"><text:s text:c="12"/>Thread.sleep(1000);</text:p>
      <text:p text:style-name="P132"><text:s text:c="8"/>}catch(InterruptedException ex){}</text:p>
      <text:p text:style-name="P132"><text:s text:c="5"/></text:p>
      <text:p text:style-name="P132"><text:s text:c="8"/>i++;</text:p>
      <text:p text:style-name="P132"><text:s text:c="8"/>repaint();</text:p>
      <text:p text:style-name="P132"><text:s text:c="4"/>}</text:p>
      <text:p text:style-name="P14">}</text:p>
      <text:p text:style-name="P35"/>
      <text:p text:style-name="P36">5. What is an Applet? Write an applet program to play an audio file. The name of audio file is supplied from HTML tag.<text:span text:style-name="T70"> [2013 Fall]</text:span></text:p>
      <text:p text:style-name="P111"><text:span text:style-name="T18">Ans: </text:span><text:span text:style-name="T63">An </text:span><text:span text:style-name="T64">applet</text:span><text:span text:style-name="T63"> is a small Internet-based program written in </text:span><text:span text:style-name="T64">Java</text:span><text:span text:style-name="T63">, a programming language for the Web, which can be downloaded by any computer. The applet is also able to run in </text:span><text:span text:style-name="T64">HTML</text:span><text:span text:style-name="T63">. The applet is usually embedded in an HTML page on a Web site and can be executed from within a </text:span><text:span text:style-name="T64">browser</text:span><text:span text:style-name="T63">.</text:span></text:p>
      <text:p text:style-name="P36"/>
      <text:p text:style-name="P38">6. What is an event? Briefly explain the models available for event handling.<text:span text:style-name="T88"> </text:span>[2013 Fall]<text:span text:style-name="T88"> </text:span></text:p>
      <text:p text:style-name="P112"><text:span text:style-name="T19">Ans: </text:span><text:span text:style-name="T20">An </text:span><text:span text:style-name="Emphasis"><text:span text:style-name="T20">event </text:span></text:span><text:span text:style-name="T20">in Java is an object that is created when something changes within a graphical user interface. If a user clicks on a button, clicks on a combo box, or types characters into a text field, etc., then an event triggers, creating the relevant event object. This behavior is part of Java's Event Handling mechanism and is included in the Swing GUI library.</text:span></text:p>
      <text:p text:style-name="P113"><text:span text:style-name="T47">Event handling in Java is comprised of two key elements:</text:span><text:span text:style-name="T49"> </text:span></text:p>
      <text:p text:style-name="P113"><text:span text:style-name="Strong_20_Emphasis"><text:span text:style-name="T48">- </text:span></text:span><text:span text:style-name="Strong_20_Emphasis"><text:span text:style-name="T47">The event source</text:span></text:span><text:span text:style-name="T47">, which is an object that is created when an event occurs. Java provides several types of these event sources, discussed in the section </text:span><text:span text:style-name="Strong_20_Emphasis"><text:span text:style-name="T47">Types of Events</text:span></text:span><text:span text:style-name="T47"> below.</text:span><text:span text:style-name="T49"> </text:span></text:p>
      <text:p text:style-name="P113"><text:span text:style-name="Strong_20_Emphasis"><text:span text:style-name="T48">- </text:span></text:span><text:span text:style-name="Strong_20_Emphasis"><text:span text:style-name="T47">The event listener</text:span></text:span><text:span text:style-name="T47">, the object that "listens" for events and processes them when they occur.</text:span></text:p>
      <text:p text:style-name="P66"><text:soft-page-break/></text:p>
      <text:h text:style-name="P134" text:outline-level="3"><text:span text:style-name="T20">Java 1.0 Event Model</text:span><text:span text:style-name="T21">: The Java 1.0 Event model for event processing was based on the concept of containment. In this approach, when a user-initiated event is generated it is first sent to the component in which the event has occurred. But in case the event is not handled at this component, it is automatically propagated to the container of that component. This process is continued until the event .is processed or it reaches the root of the containment hierarchy.</text:span></text:h>
      <text:p text:style-name="P67">The major drawback in this approach is that events could be handled by the component that generated it or by the container of that component. Another problem is that events are frequently sent to those components that cannot process them, thus wasting a lot of CPU cycles.</text:p>
      <text:p text:style-name="P67"/>
      <text:h text:style-name="P135" text:outline-level="3"><text:span text:style-name="T21">Delegation Event Model: It defines a logical approach to handle events. It is based on the concept of source and listener. A </text:span><text:span text:style-name="Strong_20_Emphasis"><text:span text:style-name="T21">source </text:span></text:span><text:span text:style-name="T21">generates an event and sends it to one or more listeners. On receiving the event, </text:span><text:span text:style-name="Strong_20_Emphasis"><text:span text:style-name="T21">listener </text:span></text:span><text:span text:style-name="T21">processes the event and returns it.</text:span></text:h>
      <text:p text:style-name="P67"/>
      <text:p text:style-name="P106"><text:span text:style-name="T33">7</text:span><text:span text:style-name="T32">. What does security restrictions means in applet? List out the attributes of applet tag and explain them.</text:span><text:span text:style-name="T34"> </text:span></text:p>
      <text:p text:style-name="P106"><text:span text:style-name="T71">[2013 </text:span><text:span text:style-name="T72">Spring</text:span><text:span text:style-name="T71">]</text:span></text:p>
      <text:p text:style-name="P114"><text:span text:style-name="T37">Ans:</text:span><text:span text:style-name="T38"> </text:span><text:span text:style-name="T23">Since applets can be embedded in any web page, they could execute on your computer any time you surf the web. Therefore, some security restrictions are placed on applets by the web browser, to stop the applet from doing any harm to </text:span><text:span text:style-name="T22">user'</text:span><text:span text:style-name="T24">s</text:span><text:span text:style-name="T23"> computer. </text:span></text:p>
      <text:p text:style-name="P68">Security restrictions on applets are:</text:p>
      <text:list xml:id="list1669041198" text:style-name="L8">
        <text:list-item>
          <text:p text:style-name="P155">An applet cannot ordinarily read or write files on the execution host. </text:p>
        </text:list-item>
        <text:list-item>
          <text:p text:style-name="P155">An applet cannot read certain system properties. </text:p>
        </text:list-item>
        <text:list-item>
          <text:p text:style-name="P155"><text:soft-page-break/>An applet cannot make network connections except to the host that it came from. </text:p>
        </text:list-item>
        <text:list-item>
          <text:p text:style-name="P143">An applet cannot start any program on the host that’s executing it. </text:p>
        </text:list-item>
        <text:list-item>
          <text:p text:style-name="P144">An applet cannot load libraries or define native methods. </text:p>
        </text:list-item>
      </text:list>
      <text:p text:style-name="P78"/>
      <text:p text:style-name="P79">Attributes of applets are:</text:p>
      <text:p text:style-name="P69">- height : Defines height of applet<text:line-break/>- width: Defines width of applet<text:line-break/>- align: Defines the text alignment around the applet<text:line-break/>- alt: An alternate text to be displayed if the browser support applets but cannot run this applet<text:line-break/>- archive: A URL to the applet when it is stored in a Java Archive or ZIP file<text:line-break/>- code: A URL that points to the class of the applet<text:line-break/>- codebase: Indicates the base URL of the applet if the code attribute is relative<text:line-break/>- hspace: Defines the horizontal spacing around the applet<text:line-break/>- vspace: Defines the vertical spacing around the applet<text:line-break/>- name: Defines a name for an applet<text:line-break/>- object: Defines the resource name that contains a serialized representation of the applet<text:line-break/>- title: Display information in tool tip</text:p>
      <text:p text:style-name="P69"/>
      <text:p text:style-name="P69"/>
      <text:p text:style-name="P43"><text:span text:style-name="T73">8. Explain the layout Manager in detail. Write a program to change the font of text in textfield of the frame. The frame contains 3 checkboxes named bold, italic and plain. </text:span><text:span text:style-name="T74">[2013 </text:span><text:span text:style-name="T73">Spring</text:span><text:span text:style-name="T74">]</text:span></text:p>
      <text:p text:style-name="P117"><text:span text:style-name="T39">A</text:span><text:span text:style-name="T42">ns: </text:span><text:span text:style-name="T26">L</text:span><text:span text:style-name="T32">ayout manager is an object that implements the </text:span><text:span text:style-name="Source_20_Text"><text:span text:style-name="T32">LayoutManager</text:span></text:span><text:span text:style-name="T32"> interface</text:span><text:span text:style-name="T36"> </text:span><text:span text:style-name="T32">and determines the size and position of the components within a container. </text:span><text:span text:style-name="T36">L</text:span><text:span text:style-name="T32">ayout managers enable us to control the way in which visual components are arranged </text:span><text:soft-page-break/><text:span text:style-name="T32">in the GUI forms by determining the size and position of components within the containers.</text:span></text:p>
      <text:p text:style-name="P81">There are six types of Layout mangers in Java AWT. They are:</text:p>
      <text:p text:style-name="P81">a. FlowLayout</text:p>
      <text:p text:style-name="P81">b. BorderLayout</text:p>
      <text:p text:style-name="P81">c. GridLayout</text:p>
      <text:p text:style-name="P81">d. GridBagLayout</text:p>
      <text:p text:style-name="P81">e. BoxLayout</text:p>
      <text:p text:style-name="P81">f. CardLayout</text:p>
      <text:p text:style-name="P81"/>
      <text:p text:style-name="P81">import java.awt.*;</text:p>
      <text:p text:style-name="P81">import javax.swing.*; </text:p>
      <text:p text:style-name="P81">import java.awt.Font;</text:p>
      <text:p text:style-name="P81">import java.awt.event.*;</text:p>
      <text:p text:style-name="P81">public class Swing </text:p>
      <text:p text:style-name="P81">{ <text:s/></text:p>
      <text:p text:style-name="P81"><text:s text:c="4"/>public static void main(String[] args)</text:p>
      <text:p text:style-name="P81"><text:s text:c="4"/>{</text:p>
      <text:p text:style-name="P81"><text:s text:c="8"/>JFrame f= new JFrame("Checkbox Example"); <text:s text:c="2"/></text:p>
      <text:p text:style-name="P81"><text:s text:c="8"/></text:p>
      <text:p text:style-name="P81"><text:s text:c="8"/>Container c = f.getContentPane();</text:p>
      <text:p text:style-name="P81"><text:s text:c="8"/>c.setLayout(null);</text:p>
      <text:p text:style-name="P81"/>
      <text:p text:style-name="P81"><text:s text:c="8"/>JTextField mytext = new JTextField();</text:p>
      <text:p text:style-name="P81"><text:s text:c="8"/>mytext.setBounds(0,50,200,40);</text:p>
      <text:p text:style-name="P81"><text:s text:c="8"/>f.add(mytext);</text:p>
      <text:p text:style-name="P81"/>
      <text:p text:style-name="P81"><text:soft-page-break/><text:s text:c="8"/>JCheckBox bold = new JCheckBox("Bold");</text:p>
      <text:p text:style-name="P81"><text:s text:c="8"/>bold.setBounds(0,100,100,40);</text:p>
      <text:p text:style-name="P81"><text:s text:c="8"/>f.add(bold);</text:p>
      <text:p text:style-name="P81"/>
      <text:p text:style-name="P81"><text:s text:c="8"/>JCheckBox italic = new JCheckBox("Italic");</text:p>
      <text:p text:style-name="P81"><text:s text:c="8"/>italic.setBounds(0,150,100,40);</text:p>
      <text:p text:style-name="P81"><text:s text:c="8"/>f.add(italic);</text:p>
      <text:p text:style-name="P81"/>
      <text:p text:style-name="P81"><text:s text:c="8"/>bold.addItemListener(new ItemListener() { <text:s/></text:p>
      <text:p text:style-name="P81"><text:s text:c="13"/>public void itemStateChanged(ItemEvent e) </text:p>
      <text:p text:style-name="P81"><text:s text:c="13"/>{ </text:p>
      <text:p text:style-name="P81"><text:s text:c="16"/>mytext.setFont(new Font("Serif",Font.BOLD,15)); <text:s text:c="13"/></text:p>
      <text:p text:style-name="P81"><text:s text:c="13"/>} <text:s/></text:p>
      <text:p text:style-name="P81"><text:s text:c="13"/>}); <text:s/></text:p>
      <text:p text:style-name="P81"><text:s text:c="8"/>italic.addItemListener(new ItemListener() { <text:s/></text:p>
      <text:p text:style-name="P81"><text:s text:c="13"/>public void itemStateChanged(ItemEvent e) </text:p>
      <text:p text:style-name="P81"><text:s text:c="13"/>{</text:p>
      <text:p text:style-name="P81"><text:s text:c="16"/>mytext.setFont(new Font("Serif",Font.ITALIC,15)); <text:s text:c="2"/></text:p>
      <text:p text:style-name="P81"><text:s text:c="13"/>} <text:s/></text:p>
      <text:p text:style-name="P81"><text:s text:c="12"/>}); <text:s/></text:p>
      <text:p text:style-name="P81"><text:s text:c="10"/></text:p>
      <text:p text:style-name="P81"><text:s text:c="8"/>f.setDefaultCloseOperation(JFrame.EXIT_ON_CLOSE);</text:p>
      <text:p text:style-name="P81"><text:s text:c="8"/>f.setVisible(true); </text:p>
      <text:p text:style-name="P81"><text:s text:c="8"/>f.setBounds(100,100,1000,500);</text:p>
      <text:p text:style-name="P81"><text:s text:c="4"/>}</text:p>
      <text:p text:style-name="P81">} <text:s/></text:p>
      <text:p text:style-name="P87"/>
      <text:p text:style-name="P44"><text:soft-page-break/><text:span text:style-name="T73">10.</text:span><text:span text:style-name="T75"> Write down steps for converting java application to java applet. </text:span><text:span text:style-name="T74">[201</text:span><text:span text:style-name="T75">4</text:span><text:span text:style-name="T74"> Fall]</text:span></text:p>
      <text:p text:style-name="P60"><text:span text:style-name="T74">A</text:span><text:span text:style-name="T73">ns: </text:span><text:span text:style-name="T87">Following are the steps to convert java application to java applet.</text:span></text:p>
      <text:p text:style-name="P60"><text:span text:style-name="Strong_20_Emphasis"><text:span text:style-name="T87">1. </text:span></text:span><text:span text:style-name="T87">Add the statement "import java.applet"<text:line-break/></text:span><text:span text:style-name="Strong_20_Emphasis"><text:span text:style-name="T87">2.</text:span></text:span><text:span text:style-name="T87"> Replace extends Frame with Applet<text:line-break/></text:span><text:span text:style-name="Strong_20_Emphasis"><text:span text:style-name="T87">3.</text:span></text:span><text:span text:style-name="T87"> Replace the constructor with init() method<text:line-break/></text:span><text:span text:style-name="Strong_20_Emphasis"><text:span text:style-name="T87">4. </text:span></text:span><text:span text:style-name="T87">Check the layout (for Applet, the default layout is FlowLayout and for Frame, it is BorderLayout)<text:line-break/></text:span><text:span text:style-name="Strong_20_Emphasis"><text:span text:style-name="T87">5. </text:span></text:span><text:span text:style-name="T87">Delete setXXX() methods like setSize() etc.<text:line-break/></text:span><text:span text:style-name="Strong_20_Emphasis"><text:span text:style-name="T87">6.</text:span></text:span><text:span text:style-name="T87"> Delete main() method<text:line-break/></text:span><text:span text:style-name="Strong_20_Emphasis"><text:span text:style-name="T87">7. </text:span></text:span><text:span text:style-name="T87">Add an HTML file</text:span></text:p>
      <text:p text:style-name="P73">Example of HTML file:</text:p>
      <text:p text:style-name="P4">&lt;applet code="class_name" width="..." height="..." &gt;</text:p>
      <text:p text:style-name="P3">&lt;/applet&gt;</text:p>
      <text:p text:style-name="P73"/>
      <text:p text:style-name="P85"/>
      <text:p text:style-name="P40"><text:span text:style-name="T73">11. Write an applet program with three text fields with the following names: "number1", "number2" and "result". When the user clicks a "sum" button then the sum of the two number in "number1" and "number2" should be displayed in the text field named "result". </text:span><text:span text:style-name="T74">[201</text:span><text:span text:style-name="T73">4</text:span><text:span text:style-name="T74"> Fall]</text:span><text:span text:style-name="T79"> </text:span><text:span text:style-name="T74">[2013 </text:span><text:span text:style-name="T80">Spring</text:span><text:span text:style-name="T74">]</text:span></text:p>
      <text:p text:style-name="P51"><text:span text:style-name="T74">A</text:span><text:span text:style-name="T73">ns: </text:span></text:p>
      <text:p text:style-name="P6"><text:span text:style-name="T90">import</text:span><text:span text:style-name="T65"> java.awt.*;</text:span></text:p>
      <text:p text:style-name="P137"><text:span text:style-name="T93">import</text:span><text:span text:style-name="T65"> java.awt.event.*;</text:span></text:p>
      <text:p text:style-name="P136"/>
      <text:p text:style-name="P137"><text:span text:style-name="T93">public</text:span><text:span text:style-name="T65"> </text:span><text:span text:style-name="T93">class</text:span><text:span text:style-name="T65"> </text:span><text:span text:style-name="T69">Sum</text:span><text:span text:style-name="T65"> </text:span></text:p>
      <text:p text:style-name="P139">{</text:p>
      <text:p text:style-name="P137"><text:span text:style-name="T65"><text:tab/></text:span><text:span text:style-name="T93">public</text:span><text:span text:style-name="T65"> </text:span><text:span text:style-name="T93">static</text:span><text:span text:style-name="T65"> </text:span><text:span text:style-name="T93">void</text:span><text:span text:style-name="T65"> main(String </text:span><text:span text:style-name="T94">arg</text:span><text:span text:style-name="T65">[])</text:span></text:p>
      <text:p text:style-name="P139"><text:tab/>{</text:p>
      <text:p text:style-name="P137"><text:span text:style-name="T65"><text:tab/><text:tab/>Frame </text:span><text:span text:style-name="T94">f</text:span><text:span text:style-name="T65"> = </text:span><text:span text:style-name="T93">new</text:span><text:span text:style-name="T65"> Frame(</text:span><text:span text:style-name="T96">"Addition"</text:span><text:span text:style-name="T65">);</text:span></text:p>
      <text:p text:style-name="P137"><text:span text:style-name="T65"><text:tab/><text:tab/></text:span><text:span text:style-name="T94">f</text:span><text:span text:style-name="T65">.setSize(400,400);<text:tab/></text:span></text:p>
      <text:p text:style-name="P137"><text:span text:style-name="T65"><text:tab/><text:tab/>TextField </text:span><text:span text:style-name="T94">number1</text:span><text:span text:style-name="T65"> = </text:span><text:span text:style-name="T93">new</text:span><text:span text:style-name="T65"> TextField(10);</text:span></text:p>
      <text:p text:style-name="P137"><text:span text:style-name="T65"><text:tab/><text:tab/>TextField </text:span><text:span text:style-name="T94">number2</text:span><text:span text:style-name="T65"> = </text:span><text:span text:style-name="T93">new</text:span><text:span text:style-name="T65"> TextField(10);</text:span></text:p>
      <text:p text:style-name="P137"><text:soft-page-break/><text:span text:style-name="T65"><text:tab/><text:tab/>TextField </text:span><text:span text:style-name="T94">result</text:span><text:span text:style-name="T65"> = </text:span><text:span text:style-name="T93">new</text:span><text:span text:style-name="T65"> TextField(10);</text:span></text:p>
      <text:p text:style-name="P139"><text:tab/><text:tab/></text:p>
      <text:p text:style-name="P137"><text:span text:style-name="T65"><text:tab/><text:tab/>Label </text:span><text:span text:style-name="T94">l1</text:span><text:span text:style-name="T65"> = </text:span><text:span text:style-name="T93">new</text:span><text:span text:style-name="T65"> Label(</text:span><text:span text:style-name="T96">"Result"</text:span><text:span text:style-name="T65">);</text:span></text:p>
      <text:p text:style-name="P139"><text:tab/><text:tab/></text:p>
      <text:p text:style-name="P137"><text:span text:style-name="T65"><text:tab/><text:tab/></text:span><text:span text:style-name="T94">l1</text:span><text:span text:style-name="T65">.setBounds(80,120,30,20);</text:span></text:p>
      <text:p text:style-name="P137"><text:span text:style-name="T65"><text:tab/><text:tab/></text:span><text:span text:style-name="T94">number1</text:span><text:span text:style-name="T65">.setBounds(120,40,50,30);</text:span></text:p>
      <text:p text:style-name="P137"><text:span text:style-name="T65"><text:tab/><text:tab/></text:span><text:span text:style-name="T94">number2</text:span><text:span text:style-name="T65">.setBounds(120, 80, 50, 20);</text:span></text:p>
      <text:p text:style-name="P137"><text:span text:style-name="T65"><text:tab/><text:tab/></text:span><text:span text:style-name="T94">result</text:span><text:span text:style-name="T65">.setBounds(120, 120, 40, 20);</text:span></text:p>
      <text:p text:style-name="P139"><text:tab/><text:tab/></text:p>
      <text:p text:style-name="P137"><text:span text:style-name="T65"><text:tab/><text:tab/>Button</text:span><text:span text:style-name="T68"> sum</text:span><text:span text:style-name="T65"> = </text:span><text:span text:style-name="T93">new</text:span><text:span text:style-name="T65"> Button(</text:span><text:span text:style-name="T96">"Sum"</text:span><text:span text:style-name="T65">);</text:span></text:p>
      <text:p text:style-name="P139"><text:tab/><text:tab/></text:p>
      <text:p text:style-name="P137"><text:span text:style-name="T65"><text:tab/><text:tab/></text:span><text:span text:style-name="T94">f</text:span><text:span text:style-name="T65">.add(</text:span><text:span text:style-name="T94">number1</text:span><text:span text:style-name="T65">);</text:span></text:p>
      <text:p text:style-name="P137"><text:span text:style-name="T65"><text:tab/><text:tab/></text:span><text:span text:style-name="T94">f</text:span><text:span text:style-name="T65">.add(</text:span><text:span text:style-name="T94">number2</text:span><text:span text:style-name="T65">);</text:span></text:p>
      <text:p text:style-name="P137"><text:span text:style-name="T65"><text:tab/><text:tab/></text:span><text:span text:style-name="T94">f</text:span><text:span text:style-name="T65">.add(</text:span><text:span text:style-name="T94">result</text:span><text:span text:style-name="T65">);</text:span></text:p>
      <text:p text:style-name="P137"><text:span text:style-name="T65"><text:tab/><text:tab/></text:span><text:span text:style-name="T94">f</text:span><text:span text:style-name="T65">.add(</text:span><text:span text:style-name="T66">b</text:span><text:span text:style-name="T65">);</text:span></text:p>
      <text:p text:style-name="P137"><text:span text:style-name="T65"><text:tab/><text:tab/></text:span><text:span text:style-name="T94">f</text:span><text:span text:style-name="T65">.add(</text:span><text:span text:style-name="T94">l1</text:span><text:span text:style-name="T65">);</text:span></text:p>
      <text:p text:style-name="P139"><text:tab/><text:tab/></text:p>
      <text:p text:style-name="P137"><text:span text:style-name="T65"><text:tab/><text:tab/></text:span><text:span text:style-name="T94">f</text:span><text:span text:style-name="T65">.setVisible(</text:span><text:span text:style-name="T93">true</text:span><text:span text:style-name="T65">);</text:span></text:p>
      <text:p text:style-name="P139"><text:tab/><text:tab/><text:tab/></text:p>
      <text:p text:style-name="P137"><text:span text:style-name="T65"><text:tab/><text:tab/></text:span><text:span text:style-name="T95">sum</text:span><text:span text:style-name="T65">.setBounds(120,140,50,30);</text:span></text:p>
      <text:p text:style-name="P139"><text:tab/><text:tab/></text:p>
      <text:p text:style-name="P137"><text:span text:style-name="T65"><text:tab/><text:tab/></text:span><text:span text:style-name="T95">sum</text:span><text:span text:style-name="T65">.addActionListener(</text:span><text:span text:style-name="T93">new</text:span><text:span text:style-name="T65"> ActionListener()</text:span></text:p>
      <text:p text:style-name="P139"><text:tab/><text:tab/><text:tab/><text:tab/>{</text:p>
      <text:p text:style-name="P137"><text:span text:style-name="T65"><text:tab/><text:tab/><text:tab/></text:span><text:span text:style-name="T93">public</text:span><text:span text:style-name="T65"> </text:span><text:span text:style-name="T93">void</text:span><text:span text:style-name="T65"> actionPerformed(ActionEvent </text:span><text:span text:style-name="T94">ae</text:span><text:span text:style-name="T65">)</text:span></text:p>
      <text:p text:style-name="P139"><text:tab/><text:tab/><text:tab/><text:tab/></text:p>
      <text:p text:style-name="P139"><text:tab/><text:tab/><text:tab/><text:tab/>{</text:p>
      <text:p text:style-name="P137"><text:span text:style-name="T65"><text:tab/><text:tab/><text:tab/><text:tab/><text:tab/></text:span><text:span text:style-name="T93">int</text:span><text:span text:style-name="T65"> </text:span><text:span text:style-name="T94">x</text:span><text:span text:style-name="T65"> = Integer.</text:span><text:span text:style-name="T67">parseInt</text:span><text:span text:style-name="T65">(</text:span><text:span text:style-name="T94">number1</text:span><text:span text:style-name="T65">.getText());</text:span></text:p>
      <text:p text:style-name="P137"><text:span text:style-name="T65"><text:tab/><text:tab/><text:tab/><text:tab/><text:tab/></text:span><text:span text:style-name="T93">int</text:span><text:span text:style-name="T65"> </text:span><text:span text:style-name="T94">y</text:span><text:span text:style-name="T65">= Integer.</text:span><text:span text:style-name="T67">parseInt</text:span><text:span text:style-name="T65">(</text:span><text:span text:style-name="T94">number2</text:span><text:span text:style-name="T65">.getText());</text:span></text:p>
      <text:p text:style-name="P137"><text:span text:style-name="T65"><text:tab/><text:tab/><text:tab/><text:tab/><text:tab/></text:span><text:span text:style-name="T93">int</text:span><text:span text:style-name="T65"> </text:span><text:span text:style-name="T94">c</text:span><text:span text:style-name="T65"> = </text:span><text:span text:style-name="T94">x</text:span><text:span text:style-name="T65">+</text:span><text:span text:style-name="T94">y</text:span><text:span text:style-name="T65">;</text:span></text:p>
      <text:p text:style-name="P137"><text:span text:style-name="T65"><text:tab/><text:tab/><text:tab/><text:tab/><text:tab/></text:span><text:span text:style-name="T94">result</text:span><text:span text:style-name="T65">.setText(String.</text:span><text:span text:style-name="T67">valueOf</text:span><text:span text:style-name="T65">(</text:span><text:span text:style-name="T94">c</text:span><text:span text:style-name="T65">));</text:span></text:p>
      <text:p text:style-name="P139"><text:tab/><text:tab/><text:tab/><text:tab/><text:tab/></text:p>
      <text:p text:style-name="P139"><text:tab/><text:tab/><text:tab/><text:tab/>}</text:p>
      <text:p text:style-name="P139"><text:tab/><text:tab/><text:tab/><text:tab/>}</text:p>
      <text:p text:style-name="P139"><text:tab/><text:tab/><text:tab/><text:tab/>);</text:p>
      <text:p text:style-name="P139"><text:tab/><text:tab/></text:p>
      <text:p text:style-name="P139"><text:tab/>}</text:p>
      <text:p text:style-name="P139">}</text:p>
      <text:p text:style-name="P5"/>
      <text:p text:style-name="P5"/>
      <text:p text:style-name="P82"/>
      <text:p text:style-name="P39"><text:soft-page-break/><text:span text:style-name="T74">1</text:span><text:span text:style-name="T73">2. What do you mean by border layout? Give an example program. </text:span><text:span text:style-name="T74">[201</text:span><text:span text:style-name="T73">4</text:span><text:span text:style-name="T74"> Fall]</text:span></text:p>
      <text:p text:style-name="P115"><text:span text:style-name="T39">A</text:span><text:span text:style-name="T40">ns:</text:span><text:span text:style-name="T41"> </text:span><text:span text:style-name="T25">B</text:span><text:span text:style-name="T35">orderLayout is the default layout for the window objects which arranges the components in the five regions. Four sides are referred to as north, south, east, and west. The middle part is called the center. Each region can contain only one component and is identified by a corresponding constant as </text:span><text:span text:style-name="Emphasis"><text:span text:style-name="T16">NORTH</text:span></text:span><text:span text:style-name="T35">, </text:span><text:span text:style-name="Emphasis"><text:span text:style-name="T16">SOUTH</text:span></text:span><text:span text:style-name="T35">, </text:span><text:span text:style-name="Emphasis"><text:span text:style-name="T16">EAST</text:span></text:span><text:span text:style-name="T35">, </text:span><text:span text:style-name="Emphasis"><text:span text:style-name="T16">WEST</text:span></text:span><text:span text:style-name="T35">, and </text:span><text:span text:style-name="Emphasis"><text:span text:style-name="T16">CENTER</text:span></text:span><text:span text:style-name="T35">. </text:span></text:p>
      <text:p text:style-name="P80"/>
      <text:p text:style-name="P71">Example:</text:p>
      <text:p text:style-name="P71"/>
      <text:p text:style-name="P7"><text:span text:style-name="T90">import</text:span><text:span text:style-name="T65"> java.awt.*;</text:span></text:p>
      <text:p text:style-name="P136"/>
      <text:p text:style-name="P137"><text:span text:style-name="T93">import</text:span><text:span text:style-name="T65"> javax.swing.*;</text:span></text:p>
      <text:p text:style-name="P136"/>
      <text:p text:style-name="P137"><text:span text:style-name="T93">public</text:span><text:span text:style-name="T65"> </text:span><text:span text:style-name="T93">class</text:span><text:span text:style-name="T65"> </text:span><text:span text:style-name="T69">LayOut</text:span><text:span text:style-name="T65"> </text:span></text:p>
      <text:p text:style-name="P139"/>
      <text:p text:style-name="P139">{</text:p>
      <text:p text:style-name="P137"><text:span text:style-name="T65"><text:tab/></text:span><text:span text:style-name="T93">public</text:span><text:span text:style-name="T65"> </text:span><text:span text:style-name="T93">static</text:span><text:span text:style-name="T65"> </text:span><text:span text:style-name="T93">void</text:span><text:span text:style-name="T65"> main(String </text:span><text:span text:style-name="T94">arg</text:span><text:span text:style-name="T65">[])</text:span></text:p>
      <text:p text:style-name="P139"><text:tab/>{</text:p>
      <text:p text:style-name="P137"><text:span text:style-name="T65"><text:tab/><text:tab/>JFrame </text:span><text:span text:style-name="T94">frame</text:span><text:span text:style-name="T65"> = </text:span><text:span text:style-name="T93">new</text:span><text:span text:style-name="T65"> JFrame(</text:span><text:span text:style-name="T96">"Border Layout"</text:span><text:span text:style-name="T65">);</text:span></text:p>
      <text:p text:style-name="P137"><text:span text:style-name="T65"><text:tab/><text:tab/>JButton </text:span><text:span text:style-name="T94">btn1</text:span><text:span text:style-name="T65"> = </text:span><text:span text:style-name="T93">new</text:span><text:span text:style-name="T65"> JButton(</text:span><text:span text:style-name="T96">"North"</text:span><text:span text:style-name="T65">);</text:span></text:p>
      <text:p text:style-name="P137"><text:span text:style-name="T65"><text:tab/><text:tab/>JButton </text:span><text:span text:style-name="T94">btn2</text:span><text:span text:style-name="T65"> = </text:span><text:span text:style-name="T93">new</text:span><text:span text:style-name="T65"> JButton(</text:span><text:span text:style-name="T96">"South"</text:span><text:span text:style-name="T65">);</text:span></text:p>
      <text:p text:style-name="P137"><text:span text:style-name="T65"><text:tab/><text:tab/>JButton </text:span><text:span text:style-name="T94">btn3</text:span><text:span text:style-name="T65"> = </text:span><text:span text:style-name="T93">new</text:span><text:span text:style-name="T65"> JButton(</text:span><text:span text:style-name="T96">"East"</text:span><text:span text:style-name="T65">);</text:span></text:p>
      <text:p text:style-name="P137"><text:span text:style-name="T65"><text:tab/><text:tab/>JButton </text:span><text:span text:style-name="T94">btn4</text:span><text:span text:style-name="T65"> = </text:span><text:span text:style-name="T93">new</text:span><text:span text:style-name="T65"> JButton(</text:span><text:span text:style-name="T96">"West"</text:span><text:span text:style-name="T65">);</text:span></text:p>
      <text:p text:style-name="P137"><text:span text:style-name="T65"><text:tab/><text:tab/>JButton </text:span><text:span text:style-name="T94">btn5</text:span><text:span text:style-name="T65"> = </text:span><text:span text:style-name="T93">new</text:span><text:span text:style-name="T65"> JButton(</text:span><text:span text:style-name="T96">"Center"</text:span><text:span text:style-name="T65">);</text:span></text:p>
      <text:p text:style-name="P139"><text:tab/><text:tab/></text:p>
      <text:p text:style-name="P137"><text:span text:style-name="T65"><text:tab/><text:tab/></text:span><text:span text:style-name="T94">frame</text:span><text:span text:style-name="T65">.setLayout(</text:span><text:span text:style-name="T93">new</text:span><text:span text:style-name="T65"> BorderLayout());</text:span></text:p>
      <text:p text:style-name="P137"><text:span text:style-name="T65"><text:tab/><text:tab/></text:span><text:span text:style-name="T94">frame</text:span><text:span text:style-name="T65">.add(</text:span><text:span text:style-name="T94">btn1</text:span><text:span text:style-name="T65">,BorderLayout.</text:span><text:span text:style-name="T98">NORTH</text:span><text:span text:style-name="T65">);</text:span></text:p>
      <text:p text:style-name="P137"><text:span text:style-name="T65"><text:tab/><text:tab/></text:span><text:span text:style-name="T94">frame</text:span><text:span text:style-name="T65">.add(</text:span><text:span text:style-name="T94">btn2</text:span><text:span text:style-name="T65">,BorderLayout.</text:span><text:span text:style-name="T98">SOUTH</text:span><text:span text:style-name="T65">);</text:span></text:p>
      <text:p text:style-name="P137"><text:span text:style-name="T65"><text:tab/><text:tab/></text:span><text:span text:style-name="T94">frame</text:span><text:span text:style-name="T65">.add(</text:span><text:span text:style-name="T94">btn3</text:span><text:span text:style-name="T65">,BorderLayout.</text:span><text:span text:style-name="T98">EAST</text:span><text:span text:style-name="T65">);</text:span></text:p>
      <text:p text:style-name="P137"><text:span text:style-name="T65"><text:tab/><text:tab/></text:span><text:span text:style-name="T94">frame</text:span><text:span text:style-name="T65">.add(</text:span><text:span text:style-name="T94">btn4</text:span><text:span text:style-name="T65">,BorderLayout.</text:span><text:span text:style-name="T98">WEST</text:span><text:span text:style-name="T65">);</text:span></text:p>
      <text:p text:style-name="P137"><text:span text:style-name="T65"><text:tab/><text:tab/></text:span><text:span text:style-name="T94">frame</text:span><text:span text:style-name="T65">.add(</text:span><text:span text:style-name="T94">btn5</text:span><text:span text:style-name="T65">,BorderLayout.</text:span><text:span text:style-name="T98">CENTER</text:span><text:span text:style-name="T65">);</text:span></text:p>
      <text:p text:style-name="P139"><text:tab/><text:tab/></text:p>
      <text:p text:style-name="P137"><text:span text:style-name="T65"><text:tab/><text:tab/></text:span><text:span text:style-name="T94">frame</text:span><text:span text:style-name="T65">.setDefaultCloseOperation(JFrame.</text:span><text:span text:style-name="T98">EXIT_ON_CLOSE</text:span><text:span text:style-name="T65">);</text:span></text:p>
      <text:p text:style-name="P137"><text:span text:style-name="T65"><text:tab/><text:tab/></text:span><text:span text:style-name="T94">frame</text:span><text:span text:style-name="T65">.setVisible(</text:span><text:span text:style-name="T93">true</text:span><text:span text:style-name="T65">);</text:span></text:p>
      <text:p text:style-name="P137"><text:span text:style-name="T65"><text:tab/><text:tab/></text:span><text:span text:style-name="T94">frame</text:span><text:span text:style-name="T65">.setSize(400,400);</text:span></text:p>
      <text:p text:style-name="P139"><text:soft-page-break/><text:tab/><text:tab/></text:p>
      <text:p text:style-name="P139"><text:tab/>}</text:p>
      <text:p text:style-name="P139">}</text:p>
      <text:p text:style-name="P9"/>
      <text:p text:style-name="P82"/>
      <text:p text:style-name="P39"><text:span text:style-name="T53">1</text:span><text:span text:style-name="T52">3. Write a following program using frame.</text:span></text:p>
      <text:p text:style-name="P88"><text:s/><text:tab/> <text:s/>i) It should have three text field and one Button.</text:p>
      <text:p text:style-name="P88"><text:tab/> ii) It should accept 2 numbers.</text:p>
      <text:p text:style-name="P88"><text:tab/> iii) When user clicks button, it should calculate the <text:tab/><text:tab/> <text:s text:c="2"/>sub of two number entered in two text field and <text:tab/><text:tab/> <text:s text:c="2"/>display the result in third text field.</text:p>
      <text:p text:style-name="P37"><text:span text:style-name="T74">[201</text:span><text:span text:style-name="T75">4</text:span><text:span text:style-name="T74"> Fall]</text:span></text:p>
      <text:p text:style-name="P64"><text:span text:style-name="T74">A</text:span><text:span text:style-name="T73">ns: Done somewher</text:span><text:span text:style-name="T84">e</text:span><text:span text:style-name="T73"> before here</text:span><text:span text:style-name="T84"> in this manual</text:span><text:span text:style-name="T73">...</text:span></text:p>
      <text:p text:style-name="P82"/>
      <text:p text:style-name="P82"/>
      <text:p text:style-name="P82"/>
      <text:p text:style-name="P82"/>
      <text:p text:style-name="P39"><text:span text:style-name="T74">1</text:span><text:span text:style-name="T73">4. Write a program to display "Pokhara University" inside an ellipse. Note that the string should be in serif font with size 20 and style bold. </text:span><text:span text:style-name="T74">[201</text:span><text:span text:style-name="T73">4</text:span><text:span text:style-name="T74"> Fall]</text:span></text:p>
      <text:p text:style-name="P59"><text:span text:style-name="T74">A</text:span><text:span text:style-name="T73">ns: </text:span></text:p>
      <text:p text:style-name="P11"><text:span text:style-name="T89">import</text:span><text:span text:style-name="T65"> java.awt.Font;</text:span></text:p>
      <text:p text:style-name="P137"><text:span text:style-name="T93">import</text:span><text:span text:style-name="T65"> java.awt.Graphics;</text:span></text:p>
      <text:p text:style-name="P137"><text:span text:style-name="T93">import</text:span><text:span text:style-name="T65"> javax.swing.JComponent;</text:span></text:p>
      <text:p text:style-name="P137"><text:span text:style-name="T93">import</text:span><text:span text:style-name="T65"> javax.swing.JFrame;</text:span></text:p>
      <text:p text:style-name="P136"/>
      <text:p text:style-name="P137"><text:span text:style-name="T93">class</text:span><text:span text:style-name="T65"> </text:span><text:span text:style-name="T66">MyCanvas</text:span><text:span text:style-name="T65"> </text:span><text:span text:style-name="T93">extends</text:span><text:span text:style-name="T65"> JComponent {</text:span></text:p>
      <text:p text:style-name="P137"><text:span text:style-name="T65"><text:s text:c="3"/>String </text:span><text:span text:style-name="T97">s</text:span><text:span text:style-name="T65"> = </text:span><text:span text:style-name="T96">"Pokhara University"</text:span><text:span text:style-name="T65">;</text:span></text:p>
      <text:p text:style-name="P137"><text:span text:style-name="T65"><text:s text:c="3"/></text:span><text:span text:style-name="T93">int</text:span><text:span text:style-name="T65"> </text:span><text:span text:style-name="T97">x</text:span><text:span text:style-name="T65"> = 125;</text:span></text:p>
      <text:p text:style-name="P137"><text:span text:style-name="T65"><text:s text:c="3"/></text:span><text:span text:style-name="T93">int</text:span><text:span text:style-name="T65"> </text:span><text:span text:style-name="T97">y</text:span><text:span text:style-name="T65"> = 85;</text:span></text:p>
      <text:p text:style-name="P137"><text:span text:style-name="T65"><text:s text:c="3"/></text:span><text:span text:style-name="T93">public</text:span><text:span text:style-name="T65"> </text:span><text:span text:style-name="T93">void</text:span><text:span text:style-name="T65"> paint(Graphics </text:span><text:span text:style-name="T94">g</text:span><text:span text:style-name="T65">) {</text:span></text:p>
      <text:p text:style-name="P137"><text:span text:style-name="T65"><text:s text:c="6"/></text:span><text:span text:style-name="T94">g</text:span><text:span text:style-name="T65">.drawOval (10, 10, 400, 200);</text:span></text:p>
      <text:p text:style-name="P139"><text:s text:c="6"/></text:p>
      <text:p text:style-name="P139"/>
      <text:p text:style-name="P137"><text:soft-page-break/><text:span text:style-name="T65"><text:s text:c="6"/></text:span><text:span text:style-name="T94">g</text:span><text:span text:style-name="T65">.setFont(</text:span><text:span text:style-name="T94">font</text:span><text:span text:style-name="T65">);</text:span></text:p>
      <text:p text:style-name="P137"><text:span text:style-name="T65"><text:s text:c="6"/></text:span><text:span text:style-name="T94">g</text:span><text:span text:style-name="T65">.drawString(</text:span><text:span text:style-name="T97">s</text:span><text:span text:style-name="T65">, </text:span><text:span text:style-name="T97">x</text:span><text:span text:style-name="T65">, </text:span><text:span text:style-name="T97">y</text:span><text:span text:style-name="T65">);</text:span></text:p>
      <text:p text:style-name="P139"><text:s text:c="3"/>}</text:p>
      <text:p text:style-name="P139">}</text:p>
      <text:p text:style-name="P137"><text:span text:style-name="T93">public</text:span><text:span text:style-name="T65"> </text:span><text:span text:style-name="T93">class</text:span><text:span text:style-name="T65"> Swing {</text:span></text:p>
      <text:p text:style-name="P137"><text:span text:style-name="T65"><text:s text:c="3"/></text:span><text:span text:style-name="T93">public</text:span><text:span text:style-name="T65"> </text:span><text:span text:style-name="T93">static</text:span><text:span text:style-name="T65"> </text:span><text:span text:style-name="T93">void</text:span><text:span text:style-name="T65"> main(String[] </text:span><text:span text:style-name="T94">a</text:span><text:span text:style-name="T65">) {</text:span></text:p>
      <text:p text:style-name="P137"><text:span text:style-name="T65"><text:s text:c="6"/>JFrame </text:span><text:span text:style-name="T94">window</text:span><text:span text:style-name="T65"> = </text:span><text:span text:style-name="T93">new</text:span><text:span text:style-name="T65"> JFrame();</text:span></text:p>
      <text:p text:style-name="P137"><text:span text:style-name="T65"><text:s text:c="6"/></text:span><text:span text:style-name="T94">window</text:span><text:span text:style-name="T65">.setDefaultCloseOperation(JFrame.</text:span><text:span text:style-name="T98">EXIT_ON_CLOSE</text:span><text:span text:style-name="T65">);</text:span></text:p>
      <text:p text:style-name="P137"><text:span text:style-name="T65"><text:s text:c="6"/></text:span><text:span text:style-name="T94">window</text:span><text:span text:style-name="T65">.getContentPane().add(</text:span><text:span text:style-name="T93">new</text:span><text:span text:style-name="T65"> MyCanvas());</text:span></text:p>
      <text:p text:style-name="P137"><text:span text:style-name="T65"><text:s text:c="6"/></text:span><text:span text:style-name="T94">window</text:span><text:span text:style-name="T65">.setVisible(</text:span><text:span text:style-name="T93">true</text:span><text:span text:style-name="T65">);</text:span></text:p>
      <text:p text:style-name="P139"><text:s text:c="3"/>}</text:p>
      <text:p text:style-name="P12">}</text:p>
      <text:p text:style-name="P13"/>
      <text:p text:style-name="P13"/>
      <text:p text:style-name="P41"><text:span text:style-name="T74">1</text:span><text:span text:style-name="T73">5. How can a HTML file pass data to an applet? Explain with relevant code tags. </text:span><text:span text:style-name="T74">[201</text:span><text:span text:style-name="T73">4</text:span><text:span text:style-name="T74"> </text:span><text:span text:style-name="T73">Spring</text:span><text:span text:style-name="T74">]</text:span></text:p>
      <text:p text:style-name="P87"/>
      <text:p text:style-name="P89">16. Diffrentiate between Gridbag and Grid Layout. </text:p>
      <text:p text:style-name="P42"><text:span text:style-name="T74">[201</text:span><text:span text:style-name="T73">4</text:span><text:span text:style-name="T74"> </text:span><text:span text:style-name="T73">Spring</text:span><text:span text:style-name="T74">]</text:span></text:p>
      <text:p text:style-name="P118"><text:span text:style-name="T39">A</text:span><text:span text:style-name="T43">ns: </text:span><text:span text:style-name="T27">Grid</text:span><text:span text:style-name="T28">Layout</text:span><text:span text:style-name="T27">: </text:span><text:span text:style-name="T20">A</text:span><text:span text:style-name="T27"> </text:span><text:span text:style-name="Strong_20_Emphasis"><text:span text:style-name="T20">GridLayout</text:span></text:span><text:span text:style-name="Strong_20_Emphasis"><text:span text:style-name="T27"> </text:span></text:span><text:span text:style-name="T20">arranges the components in a rectangular grid. It arranges component in the cells and each cell has the </text:span><text:span text:style-name="Strong_20_Emphasis"><text:span text:style-name="T20">same size</text:span></text:span><text:span text:style-name="T20">. Components are placed in </text:span><text:span text:style-name="Strong_20_Emphasis"><text:span text:style-name="T20">columns and rows</text:span></text:span><text:span text:style-name="T20">. </text:span><text:span text:style-name="Strong_20_Emphasis"><text:span text:style-name="T20">GridLayout(int rows, int columns)</text:span></text:span><text:span text:style-name="T20"> takes two parameters that are a column and a row.</text:span></text:p>
      <text:p text:style-name="P74">Example:</text:p>
      <text:p text:style-name="P108">import java.awt.*;</text:p>
      <text:p text:style-name="P108">import javax.swing.*;</text:p>
      <text:p text:style-name="P108">public class GridLayoutTest{</text:p>
      <text:p text:style-name="P108"><text:s text:c="3"/>GridLayoutTest() {</text:p>
      <text:p text:style-name="P108"><text:s text:c="6"/>JFrame frame = new JFrame("GridLayout Test");</text:p>
      <text:p text:style-name="P108"><text:s text:c="6"/>JButton button1, button2, button3, button4;</text:p>
      <text:p text:style-name="P108"><text:s text:c="6"/>button1 = new JButton("Button 1");</text:p>
      <text:p text:style-name="P108"><text:s text:c="6"/>button2 = new JButton("Button 2");</text:p>
      <text:p text:style-name="P108"><text:s text:c="6"/>button3 = new JButton("Button 3");</text:p>
      <text:p text:style-name="P108"><text:soft-page-break/><text:s text:c="6"/>button4 = new JButton("Button 4");</text:p>
      <text:p text:style-name="P108"><text:s text:c="6"/>frame.add(button1);</text:p>
      <text:p text:style-name="P108"><text:s text:c="6"/>frame.add(button2);</text:p>
      <text:p text:style-name="P108"><text:s text:c="6"/>frame.add(button3);</text:p>
      <text:p text:style-name="P108"><text:s text:c="6"/>frame.add(button4);</text:p>
      <text:p text:style-name="P108"><text:s text:c="6"/>frame.setLayout(new GridLayout(2,2));</text:p>
      <text:p text:style-name="P108"><text:s text:c="6"/>frame.setSize(300,300);</text:p>
      <text:p text:style-name="P108"><text:s text:c="6"/>frame.setDefaultCloseOperation(JFrame.EXIT_ON_CLOSE);</text:p>
      <text:p text:style-name="P108"><text:s text:c="6"/>frame.setVisible(true);</text:p>
      <text:p text:style-name="P108"><text:s text:c="3"/>}</text:p>
      <text:p text:style-name="P108"><text:s text:c="3"/>public static void main(String[] args) {</text:p>
      <text:p text:style-name="P108"><text:s text:c="6"/>new GridLayoutTest();</text:p>
      <text:p text:style-name="P108"><text:s text:c="2"/>}</text:p>
      <text:p text:style-name="P108">}</text:p>
      <text:p text:style-name="P108"/>
      <text:p text:style-name="P119"><text:span text:style-name="T61">Grid</text:span><text:span text:style-name="T62">Bag:</text:span><text:span text:style-name="T50"> </text:span><text:span text:style-name="T47">A</text:span><text:span text:style-name="T50"> </text:span><text:span text:style-name="Strong_20_Emphasis"><text:span text:style-name="T47">GridBagLayout</text:span></text:span><text:span text:style-name="Strong_20_Emphasis"><text:span text:style-name="T50"> </text:span></text:span><text:span text:style-name="T47">extends the capabilities of the GridLayout. </text:span><text:span text:style-name="Strong_20_Emphasis"><text:span text:style-name="T47">GridBagLayout</text:span></text:span><text:span text:style-name="Strong_20_Emphasis"><text:span text:style-name="T50"> </text:span></text:span><text:span text:style-name="T47">places component in each individual cell in a grid and also allows the component to span to </text:span><text:span text:style-name="Strong_20_Emphasis"><text:span text:style-name="T47">multiple columns or rows.</text:span></text:span><text:span text:style-name="T47"> In order to use </text:span><text:span text:style-name="Strong_20_Emphasis"><text:span text:style-name="T47">GridBagLayout</text:span></text:span><text:span text:style-name="T47">, we need to create a </text:span><text:span text:style-name="Strong_20_Emphasis"><text:span text:style-name="T47">GridBagConstraints</text:span></text:span><text:span text:style-name="Strong_20_Emphasis"><text:span text:style-name="T50"> </text:span></text:span><text:span text:style-name="Strong_20_Emphasis"><text:span text:style-name="T47">object</text:span></text:span><text:span text:style-name="Strong_20_Emphasis"><text:span text:style-name="T50"> </text:span></text:span><text:span text:style-name="T47">and fill appropriate properties.</text:span></text:p>
      <text:p text:style-name="P21">Example:</text:p>
      <text:p text:style-name="P21"/>
      <text:p text:style-name="P110">import javax.swing.*;</text:p>
      <text:p text:style-name="P110">import java.awt.*;</text:p>
      <text:p text:style-name="P110">public class GridBagLayoutTest extends JFrame {</text:p>
      <text:p text:style-name="P110"><text:s text:c="3"/>public GridBagLayoutTest() {</text:p>
      <text:p text:style-name="P110"><text:s text:c="6"/>setTitle("GridBagLayout Test");</text:p>
      <text:p text:style-name="P110"><text:s text:c="6"/>setLayout(new GridBagLayout());</text:p>
      <text:p text:style-name="P110"><text:soft-page-break/><text:s text:c="6"/>GridBagConstraints gbc = new GridBagConstraints();</text:p>
      <text:p text:style-name="P110"><text:s text:c="6"/>gbc.gridx = 5;</text:p>
      <text:p text:style-name="P110"><text:s text:c="6"/>gbc.gridy = 0;</text:p>
      <text:p text:style-name="P110"><text:s text:c="6"/>add(new JButton("Button1"), gbc);</text:p>
      <text:p text:style-name="P110"><text:s text:c="6"/>gbc.gridx = 0;</text:p>
      <text:p text:style-name="P110"><text:s text:c="6"/>gbc.gridy = 5;</text:p>
      <text:p text:style-name="P110"><text:s text:c="6"/>add(new JButton("Button2"), gbc);</text:p>
      <text:p text:style-name="P110"><text:s text:c="6"/>gbc.gridx = 2;</text:p>
      <text:p text:style-name="P110"><text:s text:c="6"/>gbc.gridy = 4;</text:p>
      <text:p text:style-name="P110"><text:s text:c="6"/>add(new JButton("Button3"), gbc);</text:p>
      <text:p text:style-name="P110"><text:s text:c="3"/>}</text:p>
      <text:p text:style-name="P110"><text:s text:c="3"/>public static void main(String[] args) {</text:p>
      <text:p text:style-name="P110"><text:s text:c="6"/>GridBagLayoutTest gbcTest = new GridBagLayoutTest();</text:p>
      <text:p text:style-name="P110"><text:s text:c="6"/>gbcTest.setSize(300,300);</text:p>
      <text:p text:style-name="P110"><text:s text:c="6"/>gbcTest.setVisible(true);</text:p>
      <text:p text:style-name="P110"><text:s text:c="6"/>gbcTest.setDefaultCloseOperation(JFrame.EXIT_ON_CLOSE);</text:p>
      <text:p text:style-name="P110"><text:s text:c="3"/>}</text:p>
      <text:p text:style-name="P110">}</text:p>
      <text:p text:style-name="P110"/>
      <text:p text:style-name="P109"/>
      <text:p text:style-name="P61"><text:span text:style-name="T74">1</text:span><text:span text:style-name="T73">7. Discuss Sandbox Security model with regard to Java Applet. </text:span><text:span text:style-name="T74">[201</text:span><text:span text:style-name="T73">5</text:span><text:span text:style-name="T74"> </text:span><text:span text:style-name="T77">Spring</text:span><text:span text:style-name="T74">]</text:span></text:p>
      <text:p text:style-name="P120"><text:span text:style-name="T39">A</text:span><text:span text:style-name="T44">ns:</text:span><text:span text:style-name="T45"> </text:span><text:span text:style-name="T30">The sandbox is a set of rules that are used when creating an </text:span><text:span text:style-name="T31">applet</text:span><text:span text:style-name="T30"> that prevents certain functions when the applet is sent as part of a Web page. When a </text:span><text:span text:style-name="T31">browser</text:span><text:span text:style-name="T30"> requests a Web page with applets, the applets are sent automatically and can be executed as soon as the page arrives in the browser. If the applet is allowed unlimited access to memory and </text:span><text:span text:style-name="T31">operating system </text:span><text:span text:style-name="T30">resources, it can do harm in the hands of someone with malicious intent. The sandbox creates an environment in </text:span><text:soft-page-break/><text:span text:style-name="T30">which there are strict limitations on what system resources the applet can request or access. Sandboxes are used when executable code comes from unknown or untrusted sources and allow the user to run untrusted code safely. </text:span></text:p>
      <text:p text:style-name="P23">The Java sandbox relies on a three-tiered defense. If any one of these three elements fails, the security model is completely compromised and vulnerable to attack: </text:p>
      <text:list xml:id="list435098972" text:style-name="L9">
        <text:list-item>
          <text:p text:style-name="P156"><text:span text:style-name="Strong_20_Emphasis"><text:span text:style-name="T14">byte code verifier</text:span></text:span><text:span text:style-name="T14"> -- This is one way that Java automatically checks untrusted outside code before it is allowed to run. When a Java source program is </text:span><text:span text:style-name="T17">compiled</text:span><text:span text:style-name="T14">, it compiles down to </text:span><text:span text:style-name="T17">platform</text:span><text:span text:style-name="T14">-independent Java byte code, which is verified before it can run. This helps to establish a base set of security guarantees. </text:span></text:p>
        </text:list-item>
        <text:list-item>
          <text:p text:style-name="P156"><text:span text:style-name="Strong_20_Emphasis"><text:span text:style-name="T14">applet class loader</text:span></text:span><text:span text:style-name="T14"> -- All Java objects belong to </text:span><text:span text:style-name="T17">classes</text:span><text:span text:style-name="T14">, and the applet class loader determines when and how an applet can add classes to a running Java environment. The applet class loader ensures that important elements of the Java </text:span><text:span text:style-name="T17">run-time</text:span><text:span text:style-name="T14"> environment are not replaced by code that an applet tries to install. </text:span></text:p>
        </text:list-item>
        <text:list-item>
          <text:p text:style-name="P147"><text:span text:style-name="Strong_20_Emphasis"><text:span text:style-name="T14">security manager </text:span></text:span><text:span text:style-name="T14">-- The security manager is consulted by code in the Java library whenever a dangerous operation is about to be carried out. The security manager has the option to veto the operation by generating a security exception.</text:span></text:p>
        </text:list-item>
      </text:list>
      <text:p text:style-name="P75"/>
      <text:p text:style-name="P90"><text:s/></text:p>
      <text:p text:style-name="P91">18. Explain how to display picture in an applet. </text:p>
      <text:p text:style-name="P62"><text:span text:style-name="T74">[201</text:span><text:span text:style-name="T73">5</text:span><text:span text:style-name="T74"> </text:span><text:span text:style-name="T77">Spring</text:span><text:span text:style-name="T74">]</text:span></text:p>
      <text:p text:style-name="P121"><text:span text:style-name="T39">A</text:span><text:span text:style-name="T46">ns: </text:span><text:span text:style-name="T20">The java.awt.Graphics class provide a method drawImage() to display the image</text:span><text:span text:style-name="T29"> and java.applet.Applet class provides getImage() method that returns the object of Image.</text:span></text:p>
      <text:p text:style-name="P121"><text:span text:style-name="T29">Other methods like </text:span><text:span text:style-name="Strong_20_Emphasis"><text:span text:style-name="T47">public URL getDocumentBase()</text:span></text:span><text:span text:style-name="Strong_20_Emphasis"><text:span text:style-name="T51"> </text:span></text:span><text:span text:style-name="T47"><text:s/>is used to return the URL of the document in which applet is embedded</text:span><text:span text:style-name="T51"> </text:span></text:p>
      <text:list xml:id="list3376755599" text:style-name="L10">
        <text:list-header>
          <text:p text:style-name="P148"><text:soft-page-break/><text:span text:style-name="Strong_20_Emphasis"><text:span text:style-name="T51">and </text:span></text:span><text:span text:style-name="Strong_20_Emphasis"><text:span text:style-name="T47">public URL getCodeBase():</text:span></text:span><text:span text:style-name="Strong_20_Emphasis"><text:span text:style-name="T51"> </text:span></text:span><text:span text:style-name="T47">is used to return the base URL. </text:span></text:p>
        </text:list-header>
      </text:list>
      <text:p text:style-name="P22">Example:</text:p>
      <text:p text:style-name="P22"><text:s text:c="4"/>import java.awt.*; <text:s/></text:p>
      <text:p text:style-name="P22"><text:s text:c="4"/>import java.applet.*; <text:s/></text:p>
      <text:p text:style-name="P22"><text:s text:c="6"/></text:p>
      <text:p text:style-name="P22"><text:s text:c="4"/>public class DisplayImage extends Applet </text:p>
      <text:p text:style-name="P22"><text:s text:c="4"/>{ <text:s/></text:p>
      <text:p text:style-name="P22"><text:s text:c="6"/>Image picture; <text:s/></text:p>
      <text:p text:style-name="P22"><text:s text:c="6"/>public void init() </text:p>
      <text:p text:style-name="P22"><text:s text:c="6"/>{ <text:s/></text:p>
      <text:p text:style-name="P22"><text:s text:c="8"/>picture = getImage(getDocumentBase(),"sonoo.jpg"); <text:s/></text:p>
      <text:p text:style-name="P22"><text:s text:c="6"/>} <text:s text:c="5"/></text:p>
      <text:p text:style-name="P22"><text:s text:c="6"/>public void paint(Graphics g) </text:p>
      <text:p text:style-name="P22"><text:s text:c="6"/>{ <text:s/></text:p>
      <text:p text:style-name="P22"><text:s text:c="8"/>g.drawImage(picture, 30,30, this); <text:s/></text:p>
      <text:p text:style-name="P22"><text:s text:c="6"/>} <text:s text:c="3"/></text:p>
      <text:p text:style-name="P22"><text:s text:c="6"/>} <text:s/></text:p>
      <text:p text:style-name="P72"/>
      <text:p text:style-name="P72"/>
      <text:p text:style-name="P45"><text:span text:style-name="T53">1</text:span><text:span text:style-name="T52">9. WAP to draw a Bar Char</text:span><text:span text:style-name="T78">t</text:span><text:span text:style-name="T52"> of the total n</text:span><text:span text:style-name="T83">u</text:span><text:span text:style-name="T52">mber of students appearing exam in Java. Also, provide Bar Chart for number of male and female students.</text:span></text:p>
      <text:p text:style-name="P45"><text:span text:style-name="T52">Hint: Each bar can be drawin using drawRect() and fillRect() method. </text:span><text:span text:style-name="T53">[201</text:span><text:span text:style-name="T52">5</text:span><text:span text:style-name="T53"> </text:span><text:span text:style-name="T54">Spring</text:span><text:span text:style-name="T53">]</text:span></text:p>
      <text:p text:style-name="P83"/>
      <text:p text:style-name="P84"/>
      <text:p text:style-name="P84"/>
      <text:p text:style-name="P84"><text:soft-page-break/></text:p>
      <text:p text:style-name="P84"/>
      <text:p text:style-name="P84"/>
      <text:p text:style-name="P84"/>
      <text:p text:style-name="P55"><text:span text:style-name="T74">2</text:span><text:span text:style-name="T73">0. Diffrentiate between panel and frame. </text:span><text:span text:style-name="T74">[201</text:span><text:span text:style-name="T73">5</text:span><text:span text:style-name="T74"> </text:span><text:span text:style-name="T77">Spring</text:span><text:span text:style-name="T74">]</text:span></text:p>
      <text:p text:style-name="P56"><text:span text:style-name="T74">A</text:span><text:span text:style-name="T73">ns: </text:span></text:p>
      <text:p text:style-name="P99"/>
      <table:table table:name="Table4" table:style-name="Table4">
        <table:table-column table:style-name="Table4.A"/>
        <table:table-column table:style-name="Table4.B"/>
        <table:table-row>
          <table:table-cell table:style-name="Table4.A1" office:value-type="string">
            <text:p text:style-name="P129">Panel</text:p>
          </table:table-cell>
          <table:table-cell table:style-name="Table4.B1" office:value-type="string">
            <text:p text:style-name="P129">Frame</text:p>
          </table:table-cell>
        </table:table-row>
        <table:table-row>
          <table:table-cell table:style-name="Table4.A2" office:value-type="string">
            <text:p text:style-name="P130">It is an AWT component which represents a simple container that can attach other GUI components including other panels.</text:p>
          </table:table-cell>
          <table:table-cell table:style-name="Table4.B2" office:value-type="string">
            <text:p text:style-name="P130">It is an AWT component which is a top level window with border and title.</text:p>
          </table:table-cell>
        </table:table-row>
        <table:table-row>
          <table:table-cell table:style-name="Table4.A2" office:value-type="string">
            <text:p text:style-name="P128"/>
          </table:table-cell>
          <table:table-cell table:style-name="Table4.B2" office:value-type="string">
            <text:p text:style-name="P130">It is a subclass of window.</text:p>
          </table:table-cell>
        </table:table-row>
        <table:table-row>
          <table:table-cell table:style-name="Table4.A2" office:value-type="string">
            <text:p text:style-name="P131">public class Panel extends Container implements Accessible</text:p>
          </table:table-cell>
          <table:table-cell table:style-name="Table4.B2" office:value-type="string">
            <text:p text:style-name="P131">public class Frame extends Window implements MenuContainer</text:p>
          </table:table-cell>
        </table:table-row>
        <table:table-row>
          <table:table-cell table:style-name="Table4.A2" office:value-type="string">
            <text:p text:style-name="P130">It does not have title bar.</text:p>
          </table:table-cell>
          <table:table-cell table:style-name="Table4.B2" office:value-type="string">
            <text:p text:style-name="P130">It has title bar.</text:p>
          </table:table-cell>
        </table:table-row>
        <table:table-row>
          <table:table-cell table:style-name="Table4.A2" office:value-type="string">
            <text:p text:style-name="P130">It does not have a border.</text:p>
          </table:table-cell>
          <table:table-cell table:style-name="Table4.B2" office:value-type="string">
            <text:p text:style-name="P130">It has a border.</text:p>
          </table:table-cell>
        </table:table-row>
        <table:table-row>
          <table:table-cell table:style-name="Table4.A2" office:value-type="string">
            <text:p text:style-name="P130">It is possible to add another panel to an existing panel.</text:p>
          </table:table-cell>
          <table:table-cell table:style-name="Table4.B2" office:value-type="string">
            <text:p text:style-name="P130">It is not possible to ass a frame to another frame.</text:p>
          </table:table-cell>
        </table:table-row>
        <table:table-row>
          <table:table-cell table:style-name="Table4.A2" office:value-type="string">
            <text:p text:style-name="P130">It depends on the frame.</text:p>
          </table:table-cell>
          <table:table-cell table:style-name="Table4.B2" office:value-type="string">
            <text:p text:style-name="P130">It is an independent output window.</text:p>
          </table:table-cell>
        </table:table-row>
        <table:table-row>
          <table:table-cell table:style-name="Table4.A2" office:value-type="string">
            <text:p text:style-name="P130">It uses FlowLayout as default layout manager.</text:p>
          </table:table-cell>
          <table:table-cell table:style-name="Table4.B2" office:value-type="string">
            <text:p text:style-name="P130">It uses BorderLayout as default layout mannager.</text:p>
          </table:table-cell>
        </table:table-row>
      </table:table>
      <text:p text:style-name="P99"/>
      <text:p text:style-name="P84"/>
      <text:p text:style-name="P86"/>
      <text:p text:style-name="P86"/>
      <text:p text:style-name="P86"/>
      <text:p text:style-name="P86"/>
      <text:p text:style-name="P46"><text:soft-page-break/><text:span text:style-name="T53">2</text:span><text:span text:style-name="T52">1. WAP to fenerate a Frame with two buttons "BLACK" and "BLUE". When a button is clicked it should change the background color of the frame to respective color.</text:span></text:p>
      <text:p text:style-name="P92">[2016 Fall]</text:p>
      <text:p text:style-name="P102">Ans: </text:p>
      <text:p text:style-name="P76">import java.awt.*; <text:s/></text:p>
      <text:p text:style-name="P76">import javax.swing.*;</text:p>
      <text:p text:style-name="P76">import java.awt.event.*;</text:p>
      <text:p text:style-name="P76"/>
      <text:p text:style-name="P76">public class Swing</text:p>
      <text:p text:style-name="P76">{</text:p>
      <text:p text:style-name="P76"><text:s text:c="4"/>public static void main(String[] args)</text:p>
      <text:p text:style-name="P76"><text:s text:c="4"/>{</text:p>
      <text:p text:style-name="P76"><text:s text:c="8"/>JFrame f = new JFrame("Background");</text:p>
      <text:p text:style-name="P76"><text:s text:c="8"/>f.setVisible(true);</text:p>
      <text:p text:style-name="P76"/>
      <text:p text:style-name="P76"><text:s text:c="8"/>Container c = f.getContentPane();</text:p>
      <text:p text:style-name="P76"><text:s text:c="8"/>c.setLayout(null);</text:p>
      <text:p text:style-name="P76"/>
      <text:p text:style-name="P76"><text:s text:c="8"/>JButton black = new JButton("Black");</text:p>
      <text:p text:style-name="P76"><text:s text:c="8"/>black.setBounds(100,150, 80,20);</text:p>
      <text:p text:style-name="P76"><text:s text:c="8"/>f.add(black);</text:p>
      <text:p text:style-name="P76"/>
      <text:p text:style-name="P76"><text:s text:c="8"/>JButton blue = new JButton("Blue");</text:p>
      <text:p text:style-name="P76"><text:s text:c="8"/>blue.setBounds(100,200, 80,20);</text:p>
      <text:p text:style-name="P76"><text:s text:c="8"/>f.add(blue);</text:p>
      <text:p text:style-name="P76"/>
      <text:p text:style-name="P76"><text:soft-page-break/><text:s text:c="8"/>f.setSize(400,400);</text:p>
      <text:p text:style-name="P76"><text:s text:c="8"/>f.setDefaultCloseOperation(JFrame.EXIT_ON_CLOSE);</text:p>
      <text:p text:style-name="P76"/>
      <text:p text:style-name="P76"><text:s text:c="8"/>black.addActionListener(new ActionListener()</text:p>
      <text:p text:style-name="P76"><text:s text:c="8"/>{</text:p>
      <text:p text:style-name="P76"><text:s text:c="12"/>public void actionPerformed(ActionEvent e)</text:p>
      <text:p text:style-name="P76"><text:s text:c="12"/>{</text:p>
      <text:p text:style-name="P76"><text:s text:c="16"/>f.getContentPane().setBackground(Color.BLACK); </text:p>
      <text:p text:style-name="P76"><text:s text:c="12"/>}</text:p>
      <text:p text:style-name="P76"><text:s text:c="8"/>});</text:p>
      <text:p text:style-name="P76"/>
      <text:p text:style-name="P76"><text:s text:c="8"/>blue.addActionListener(new ActionListener()</text:p>
      <text:p text:style-name="P76"><text:s text:c="8"/>{</text:p>
      <text:p text:style-name="P76"><text:s text:c="12"/>public void actionPerformed(ActionEvent e)</text:p>
      <text:p text:style-name="P76"><text:s text:c="12"/>{</text:p>
      <text:p text:style-name="P76"><text:s text:c="16"/>f.getContentPane().setBackground(Color.BLUE); </text:p>
      <text:p text:style-name="P76"><text:s text:c="12"/>}</text:p>
      <text:p text:style-name="P76"><text:s text:c="8"/>});</text:p>
      <text:p text:style-name="P76"><text:s text:c="4"/>}</text:p>
      <text:p text:style-name="P76">} <text:s/></text:p>
      <text:p text:style-name="P76"/>
      <text:p text:style-name="P76"><text:s text:c="7"/></text:p>
      <text:p text:style-name="P92"/>
      <text:p text:style-name="P92">22. Write an Applet program to illustrate the message sharing b<text:span text:style-name="T99">e</text:span>tween HTML and Applets. [2016 Fall]</text:p>
      <text:p text:style-name="P92"/>
      <text:p text:style-name="P101"/>
      <text:p text:style-name="P101"><text:soft-page-break/></text:p>
      <text:p text:style-name="P52"><text:span text:style-name="T73">23. Define Applet life cycle. </text:span><text:span text:style-name="T76">[2016 </text:span><text:span text:style-name="T73">Spring</text:span><text:span text:style-name="T76">]</text:span></text:p>
      <text:p text:style-name="P105"><text:span text:style-name="T85">A</text:span><text:span text:style-name="T86">ns: </text:span><text:span text:style-name="T57">When an applet is executed within the web browser or in an applet window, it goes through the four stages of its life cycle: initialized, started, stopped and destroyed. These stages correspond to the applet methods init(), start(), stop() and destroy() respectively. All these methods defined in the Applet class which is called automatically by the browser or the applet viewer controlling the applet. To perform specific functions, these methods need to be overridden in the user's applet so that the browser can call </text:span><text:span text:style-name="T58">user's</text:span><text:span text:style-name="T57"> code correctly.</text:span></text:p>
      <text:p text:style-name="P125">Its methods are:</text:p>
      <text:p text:style-name="P116"><text:span text:style-name="T59">• </text:span><text:span text:style-name="Strong_20_Emphasis"><text:span text:style-name="T59">Public void init()</text:span></text:span><text:span text:style-name="T59">: This method is used to perform any initialization that needed for the applet. It is called automatically when the applet is first loaded into the browser and is called only once during the life cycle of the applet. </text:span></text:p>
      <text:p text:style-name="P107">In this method, we generally perform startup activities such as adding GUI components; loading resources such as images, audio, font; creating threads; and getting string parameter values from the APPLET tag in the HTML page. </text:p>
      <text:p text:style-name="P116"><text:span text:style-name="T59">• </text:span><text:span text:style-name="Strong_20_Emphasis"><text:span text:style-name="T59">Public void start()</text:span></text:span><text:span text:style-name="T59">: After the applet is loaded and initialized, the Java environment automatically calls the start() method. It also called when the user returns to the HTML page that contains the applet after browsing through other webpages. This method is used to start the processing for the applet. For example, Action performed here might include starting an animation or starting other threads of execution. Unlike the init() method, the start() method may be called more than once during the life cycle of an applet. </text:span></text:p>
      <text:p text:style-name="P116"><text:span text:style-name="T59">• </text:span><text:span text:style-name="Strong_20_Emphasis"><text:span text:style-name="T59">Public void stop()</text:span></text:span><text:span text:style-name="T59">: This method is called automatically by the browser when the user moves off the HTML page containing the applet. It is generally used to suspend the applet's execution so that it does not take up system resources when the user is not viewing the HTML page or has quit the browser. For example Processor intensive activities such as animation, playing audio files </text:span><text:soft-page-break/><text:span text:style-name="T59">or performing calculations in a thread can be stopped which not visible to the user until the user returns to the page.</text:span></text:p>
      <text:p text:style-name="P116"><text:span text:style-name="T59">• </text:span><text:span text:style-name="Strong_20_Emphasis"><text:span text:style-name="T59">Public void destroy()</text:span></text:span><text:span text:style-name="T59">: This method called after the stop() method when the user exits the web browser normally. This method is used to clean up resources allocated to the applet that is managed by the local </text:span><text:span text:style-name="T60">operating system.</text:span><text:span text:style-name="T59"> Like the init() method, it is called only once in the lifetime of the applet. <text:s/></text:span></text:p>
      <text:p text:style-name="P93"/>
      <text:p text:style-name="P53"><text:span text:style-name="T76">2</text:span><text:span text:style-name="T73">4. Create a frame with one button and one textfield, when user clicks on the button the text entered on textfield should be changed to uppercase. </text:span><text:span text:style-name="T76">[2016 </text:span><text:span text:style-name="T73">Spring</text:span><text:span text:style-name="T76">]</text:span></text:p>
      <text:p text:style-name="P54"><text:span text:style-name="T76">A</text:span><text:span text:style-name="T73">ns:</text:span></text:p>
      <text:p text:style-name="P8"><text:span text:style-name="T91">import</text:span><text:span text:style-name="T65"> java.awt.*;</text:span></text:p>
      <text:p text:style-name="P137"><text:span text:style-name="T93">import</text:span><text:span text:style-name="T65"> java.awt.event.*;</text:span></text:p>
      <text:p text:style-name="P137"><text:span text:style-name="T93">import</text:span><text:span text:style-name="T65"> javax.swing.*;</text:span></text:p>
      <text:p text:style-name="P136"/>
      <text:p text:style-name="P137"><text:span text:style-name="T93">public</text:span><text:span text:style-name="T65"> </text:span><text:span text:style-name="T93">class</text:span><text:span text:style-name="T65"> Swing </text:span></text:p>
      <text:p text:style-name="P139">{</text:p>
      <text:p text:style-name="P137"><text:span text:style-name="T65"><text:tab/></text:span><text:span text:style-name="T93">public</text:span><text:span text:style-name="T65"> </text:span><text:span text:style-name="T93">static</text:span><text:span text:style-name="T65"> </text:span><text:span text:style-name="T93">void</text:span><text:span text:style-name="T65"> main(String </text:span><text:span text:style-name="T94">arg</text:span><text:span text:style-name="T65">[])</text:span></text:p>
      <text:p text:style-name="P139"><text:tab/>{</text:p>
      <text:p text:style-name="P137"><text:span text:style-name="T65"><text:tab/><text:tab/>JFrame </text:span><text:span text:style-name="T94">f</text:span><text:span text:style-name="T65"> = </text:span><text:span text:style-name="T93">new</text:span><text:span text:style-name="T65"> JFrame(</text:span><text:span text:style-name="T96">"Uppercase"</text:span><text:span text:style-name="T65">);</text:span></text:p>
      <text:p text:style-name="P137"><text:span text:style-name="T65"><text:tab/><text:tab/></text:span><text:span text:style-name="T94">f</text:span><text:span text:style-name="T65">.setSize(400,400);</text:span></text:p>
      <text:p text:style-name="P137"><text:span text:style-name="T65"><text:tab/><text:tab/></text:span><text:span text:style-name="T94">f</text:span><text:span text:style-name="T65">.setVisible(</text:span><text:span text:style-name="T93">true</text:span><text:span text:style-name="T65">);</text:span></text:p>
      <text:p text:style-name="P139"><text:tab/><text:tab/></text:p>
      <text:p text:style-name="P137"><text:span text:style-name="T65"><text:tab/><text:tab/>TextField </text:span><text:span text:style-name="T94">t1</text:span><text:span text:style-name="T65"> = </text:span><text:span text:style-name="T93">new</text:span><text:span text:style-name="T65"> TextField(40);</text:span></text:p>
      <text:p text:style-name="P137"><text:span text:style-name="T65"><text:tab/><text:tab/></text:span><text:span text:style-name="T94">t1</text:span><text:span text:style-name="T65">.setBounds(120,40,50,30);</text:span></text:p>
      <text:p text:style-name="P139"><text:tab/><text:tab/></text:p>
      <text:p text:style-name="P137"><text:span text:style-name="T65"><text:tab/><text:tab/>Button </text:span><text:span text:style-name="T94">b</text:span><text:span text:style-name="T65"> = </text:span><text:span text:style-name="T93">new</text:span><text:span text:style-name="T65"> Button (</text:span><text:span text:style-name="T96">"Uppercase"</text:span><text:span text:style-name="T65">);</text:span></text:p>
      <text:p text:style-name="P137"><text:span text:style-name="T65"><text:tab/><text:tab/></text:span><text:span text:style-name="T94">b</text:span><text:span text:style-name="T65">.setBounds(120,140,50,20);</text:span></text:p>
      <text:p text:style-name="P139"><text:tab/><text:tab/></text:p>
      <text:p text:style-name="P139"><text:tab/><text:tab/></text:p>
      <text:p text:style-name="P137"><text:span text:style-name="T65"><text:tab/><text:tab/></text:span><text:span text:style-name="T94">f</text:span><text:span text:style-name="T65">.add(</text:span><text:span text:style-name="T94">t1</text:span><text:span text:style-name="T65">);</text:span></text:p>
      <text:p text:style-name="P137"><text:span text:style-name="T65"><text:tab/><text:tab/></text:span><text:span text:style-name="T94">f</text:span><text:span text:style-name="T65">.add(</text:span><text:span text:style-name="T94">b</text:span><text:span text:style-name="T65">);</text:span></text:p>
      <text:p text:style-name="P139"><text:tab/><text:tab/></text:p>
      <text:p text:style-name="P137"><text:span text:style-name="T65"><text:tab/><text:tab/></text:span><text:span text:style-name="T94">b</text:span><text:span text:style-name="T65">.addActionListener(</text:span><text:span text:style-name="T93">new</text:span><text:span text:style-name="T65"> ActionListener()</text:span></text:p>
      <text:p text:style-name="P139"><text:tab/><text:tab/><text:tab/><text:tab/>{</text:p>
      <text:p text:style-name="P137"><text:span text:style-name="T65"><text:tab/><text:tab/><text:tab/><text:tab/><text:tab/></text:span><text:span text:style-name="T93">public</text:span><text:span text:style-name="T65"> </text:span><text:span text:style-name="T93">void</text:span><text:span text:style-name="T65"> actionPerformed(ActionEvent </text:span><text:span text:style-name="T94">ae</text:span><text:span text:style-name="T65">)</text:span></text:p>
      <text:p text:style-name="P139"><text:tab/><text:tab/><text:tab/><text:tab/><text:tab/>{</text:p>
      <text:p text:style-name="P137"><text:span text:style-name="T65"><text:tab/><text:tab/><text:tab/><text:tab/><text:tab/><text:tab/>String </text:span><text:span text:style-name="T94">a</text:span><text:span text:style-name="T65"> = </text:span><text:span text:style-name="T94">t1</text:span><text:span text:style-name="T65">.getText();</text:span></text:p>
      <text:p text:style-name="P137"><text:soft-page-break/><text:span text:style-name="T65"><text:tab/><text:tab/><text:tab/><text:tab/><text:tab/><text:tab/></text:span><text:span text:style-name="T94">a</text:span><text:span text:style-name="T65">= </text:span><text:span text:style-name="T94">a</text:span><text:span text:style-name="T65">.toUpperCase();</text:span></text:p>
      <text:p text:style-name="P137"><text:span text:style-name="T65"><text:tab/><text:tab/><text:tab/><text:tab/><text:tab/><text:tab/></text:span><text:span text:style-name="T94">t1</text:span><text:span text:style-name="T65">.setText(String.</text:span><text:span text:style-name="T67">valueOf</text:span><text:span text:style-name="T65">(</text:span><text:span text:style-name="T94">a</text:span><text:span text:style-name="T65">));</text:span></text:p>
      <text:p text:style-name="P139"><text:tab/><text:tab/><text:tab/><text:tab/><text:tab/>}</text:p>
      <text:p text:style-name="P139"><text:tab/><text:tab/><text:tab/><text:tab/>});<text:tab/></text:p>
      <text:p text:style-name="P139"><text:tab/>}</text:p>
      <text:p text:style-name="P139">}</text:p>
      <text:p text:style-name="P10"/>
      <text:p text:style-name="P94"/>
      <text:p text:style-name="P47"><text:span text:style-name="T55">2</text:span><text:span text:style-name="T52">5. What is GUI programming? WAP to draw Nepali flag using graphics. </text:span><text:span text:style-name="T55">[2016 </text:span><text:span text:style-name="T52">Spring</text:span><text:span text:style-name="T55">]</text:span></text:p>
      <text:p text:style-name="P95"/>
      <text:p text:style-name="P48"><text:span text:style-name="T55">2</text:span><text:span text:style-name="T52">6. How is applet different from normal java program? List out the steps for converting applet into application. </text:span><text:span text:style-name="T55">[201</text:span><text:span text:style-name="T52">8</text:span><text:span text:style-name="T55"> Fall]</text:span></text:p>
      <text:p text:style-name="P96"/>
      <text:p text:style-name="P57"><text:span text:style-name="T76">2</text:span><text:span text:style-name="T73">7. How can you create closable frames in swing and AWT? WAP to draw a bar chart. </text:span><text:span text:style-name="T76">[201</text:span><text:span text:style-name="T73">8</text:span><text:span text:style-name="T76"> Fall]</text:span></text:p>
      <text:p text:style-name="P58"><text:span text:style-name="T76">A</text:span><text:span text:style-name="T73">ns: </text:span><text:span text:style-name="T87">Closable frames can be created in swing. Example:</text:span></text:p>
      <text:p text:style-name="P138"><text:span text:style-name="T92">import</text:span><text:span text:style-name="T65"> javax.swing.*;</text:span></text:p>
      <text:p text:style-name="P136"/>
      <text:p text:style-name="P137"><text:span text:style-name="T93">public</text:span><text:span text:style-name="T65"> </text:span><text:span text:style-name="T93">class</text:span><text:span text:style-name="T65"> Swing </text:span></text:p>
      <text:p text:style-name="P139">{</text:p>
      <text:p text:style-name="P137"><text:span text:style-name="T65"><text:tab/></text:span><text:span text:style-name="T93">public</text:span><text:span text:style-name="T65"> </text:span><text:span text:style-name="T93">static</text:span><text:span text:style-name="T65"> </text:span><text:span text:style-name="T93">void</text:span><text:span text:style-name="T65"> main(String </text:span><text:span text:style-name="T94">arg</text:span><text:span text:style-name="T65">[])</text:span></text:p>
      <text:p text:style-name="P139"><text:tab/>{</text:p>
      <text:p text:style-name="P137"><text:span text:style-name="T65"><text:tab/><text:tab/>JFrame </text:span><text:span text:style-name="T94">frame</text:span><text:span text:style-name="T65"> = </text:span><text:span text:style-name="T93">new</text:span><text:span text:style-name="T65"> JFrame(</text:span><text:span text:style-name="T96">"Closable Frame"</text:span><text:span text:style-name="T65">);</text:span></text:p>
      <text:p text:style-name="P137"><text:span text:style-name="T65"><text:tab/><text:tab/></text:span><text:span text:style-name="T94">frame</text:span><text:span text:style-name="T65">.setVisible(</text:span><text:span text:style-name="T93">true</text:span><text:span text:style-name="T65">);</text:span></text:p>
      <text:p text:style-name="P137"><text:span text:style-name="T65"><text:tab/><text:tab/></text:span><text:span text:style-name="T94">frame</text:span><text:span text:style-name="T65">.setSize(100,100);</text:span></text:p>
      <text:p text:style-name="P137"><text:span text:style-name="T65"><text:tab/><text:tab/></text:span><text:span text:style-name="T94">frame</text:span><text:span text:style-name="T65">.setDefaultCloseOperation(JFrame.</text:span><text:span text:style-name="T98">EXIT_ON_CLOSE</text:span><text:span text:style-name="T65">);</text:span></text:p>
      <text:p text:style-name="P139"><text:tab/>}</text:p>
      <text:p text:style-name="P139">}</text:p>
      <text:p text:style-name="P139"/>
      <text:p text:style-name="P139"/>
      <text:p text:style-name="P140"/>
      <text:p text:style-name="P141"/>
      <text:p text:style-name="P97"/>
      <text:p text:style-name="P49"><text:soft-page-break/><text:span text:style-name="T55">2</text:span><text:span text:style-name="T52">8. Create an applet with the functionalities to play, stop and repeat the audio.</text:span><text:span text:style-name="T56"> </text:span><text:span text:style-name="T55">[201</text:span><text:span text:style-name="T56">8</text:span><text:span text:style-name="T55"> </text:span><text:span text:style-name="T56">Spring</text:span><text:span text:style-name="T55">]</text:span></text:p>
      <text:p text:style-name="P98"/>
      <text:p text:style-name="P50"><text:span text:style-name="T55">2</text:span><text:span text:style-name="T52">9. Demonstrate various drawing methods. How do you create, load and display image? [</text:span><text:span text:style-name="T55">201</text:span><text:span text:style-name="T56">8</text:span><text:span text:style-name="T55"> </text:span><text:span text:style-name="T56">Spring</text:span><text:span text:style-name="T55">]</text:span></text:p>
      <text:p text:style-name="P100"/>
      <text:p text:style-name="P50"><text:span text:style-name="T73">30. </text:span><text:span text:style-name="T81">Create a swing GUI which contains a text field to input radius of circle, a label and a button. When the button is clicked area of circle should be calculated and displayed in the label.</text:span><text:span text:style-name="T82"> [2019 Spring]</text:span></text:p>
      <text:p text:style-name="P63"><text:span text:style-name="T82">A</text:span><text:span text:style-name="T73">ns: </text:span></text:p>
      <text:p text:style-name="P77">import java.awt.*; <text:s/></text:p>
      <text:p text:style-name="P77">import javax.swing.*;</text:p>
      <text:p text:style-name="P77">import java.awt.event.*;</text:p>
      <text:p text:style-name="P77"/>
      <text:p text:style-name="P77">public class Swing</text:p>
      <text:p text:style-name="P77">{</text:p>
      <text:p text:style-name="P77"><text:s text:c="4"/>public static void main(String[] args)</text:p>
      <text:p text:style-name="P77"><text:s text:c="4"/>{</text:p>
      <text:p text:style-name="P77"><text:s text:c="8"/></text:p>
      <text:p text:style-name="P77"><text:s text:c="8"/>JFrame f = new JFrame("area");</text:p>
      <text:p text:style-name="P77"><text:s text:c="8"/>Container c = f.getContentPane();</text:p>
      <text:p text:style-name="P77"><text:s text:c="8"/>c.setLayout(null);</text:p>
      <text:p text:style-name="P77"><text:s text:c="8"/>f.setVisible(true);</text:p>
      <text:p text:style-name="P77"><text:s text:c="8"/>f.setSize(400,400);</text:p>
      <text:p text:style-name="P77"><text:s text:c="8"/>f.setDefaultCloseOperation(JFrame.EXIT_ON_CLOSE);</text:p>
      <text:p text:style-name="P77"/>
      <text:p text:style-name="P77"><text:s text:c="8"/>JLabel label = new JLabel("Enter Radius of Circle");</text:p>
      <text:p text:style-name="P77"><text:soft-page-break/><text:s text:c="8"/>label.setBounds(0,100,300,30);</text:p>
      <text:p text:style-name="P77"><text:s text:c="8"/>f.add(label);</text:p>
      <text:p text:style-name="P77"/>
      <text:p text:style-name="P77"><text:s text:c="8"/>JTextField value = new JTextField();</text:p>
      <text:p text:style-name="P77"><text:s text:c="8"/>value.setBounds(160,100,100,30);</text:p>
      <text:p text:style-name="P77"><text:s text:c="8"/>f.add(value);</text:p>
      <text:p text:style-name="P77"/>
      <text:p text:style-name="P77"><text:s text:c="8"/>JButton calc = new JButton("Area");</text:p>
      <text:p text:style-name="P77"><text:s text:c="8"/>calc.setBounds(170,140,70,30);</text:p>
      <text:p text:style-name="P77"><text:s text:c="8"/>f.add(calc);</text:p>
      <text:p text:style-name="P77"><text:s text:c="8"/>f.validate();</text:p>
      <text:p text:style-name="P77"><text:s text:c="8"/>f.repaint();</text:p>
      <text:p text:style-name="P77"/>
      <text:p text:style-name="P77"><text:s text:c="8"/>JLabel result = new JLabel();</text:p>
      <text:p text:style-name="P77"><text:s text:c="8"/>result.setBounds(170,180,70,30);</text:p>
      <text:p text:style-name="P77"><text:s text:c="8"/>f.add(result);</text:p>
      <text:p text:style-name="P77"/>
      <text:p text:style-name="P77"><text:s text:c="8"/>calc.addActionListener(new ActionListener()</text:p>
      <text:p text:style-name="P77"><text:s text:c="8"/>{</text:p>
      <text:p text:style-name="P77"><text:s text:c="12"/>public void actionPerformed(ActionEvent e)</text:p>
      <text:p text:style-name="P77"><text:s text:c="12"/>{</text:p>
      <text:p text:style-name="P77"><text:s text:c="16"/>double a = Integer.parseInt(value.getText());</text:p>
      <text:p text:style-name="P77"><text:s text:c="16"/>double c = 3.14*a*a;</text:p>
      <text:p text:style-name="P77"><text:s text:c="16"/>result.setText(String.valueOf(c)); <text:s text:c="2"/></text:p>
      <text:p text:style-name="P77"><text:s text:c="12"/>}</text:p>
      <text:p text:style-name="P77"><text:s text:c="8"/>}); <text:s text:c="4"/></text:p>
      <text:p text:style-name="P77"><text:s text:c="4"/>}} <text:s/></text:p>
      <text:p text:style-name="P77"><text:soft-page-break/></text:p>
      <text:p text:style-name="P103">31. Discuss the tags used in applet.</text:p>
      <text:p text:style-name="P104"/>
      <text:p text:style-name="P145">32. What are heavyweight components in Java? Are there any alternatives to those heavyweight components? Provide a comparative illustration.<text:span text:style-name="T100"> [2014 Spring]</text:span></text:p>
      <text:p text:style-name="P145"/>
      <text:p text:style-name="P146">33. What is a dialog box? Explain its types. Write a program to create your own dialog box.<text:span text:style-name="T101"> [2018 Fall]</text:span></text:p>
      <text:p text:style-name="P70"/>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eorgia" svg:font-family="georgia, palati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21:45:35.931185650</meta:creation-date>
    <dc:date>2020-02-22T20:55:52.624382270</dc:date>
    <meta:editing-duration>PT4H11M4S</meta:editing-duration>
    <meta:editing-cycles>102</meta:editing-cycles>
    <meta:generator>LibreOffice/6.0.7.3$Linux_X86_64 LibreOffice_project/00m0$Build-3</meta:generator>
    <meta:document-statistic meta:table-count="4" meta:image-count="0" meta:object-count="0" meta:page-count="29" meta:paragraph-count="546" meta:word-count="3962" meta:character-count="27942" meta:non-whitespace-character-count="22736"/>
  </office:meta>
</office:document-meta>
</file>